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esourceManager_5f_ResourceContextCreation_5f_UseCase1_5f_Steps" style:display-name="ResourceManager_ResourceContextCreation_UseCase1_Steps" style:family="table">
      <style:table-properties style:width="17cm" table:align="margins"/>
    </style:style>
    <style:style style:name="ResourceManager_5f_ResourceContextCreation_5f_UseCase1_5f_Steps.A" style:display-name="ResourceManager_ResourceContextCreation_UseCase1_Steps.A" style:family="table-column">
      <style:table-column-properties style:column-width="8.5cm" style:rel-column-width="32767*"/>
    </style:style>
    <style:style style:name="ResourceManager_5f_ResourceContextCreation_5f_UseCase1_5f_Steps.B" style:display-name="ResourceManager_ResourceContextCreation_UseCase1_Steps.B" style:family="table-column">
      <style:table-column-properties style:column-width="8.5cm" style:rel-column-width="32768*"/>
    </style:style>
    <style:style style:name="ResourceManager_5f_ResourceContextCreation_5f_UseCase1_5f_Steps.A1" style:display-name="ResourceManager_ResourceContextCreation_UseCase1_Steps.A1" style:family="table-cell">
      <style:table-cell-properties fo:padding="0.097cm" fo:border-left="0.05pt solid #000000" fo:border-right="none" fo:border-top="0.05pt solid #000000" fo:border-bottom="0.05pt solid #000000"/>
    </style:style>
    <style:style style:name="ResourceManager_5f_ResourceContextCreation_5f_UseCase1_5f_Steps.B1" style:display-name="ResourceManager_ResourceContextCreation_UseCase1_Steps.B1" style:family="table-cell">
      <style:table-cell-properties fo:padding="0.097cm" fo:border="0.05pt solid #000000"/>
    </style:style>
    <style:style style:name="ResourceManager_5f_ResourceContextCreation_5f_UseCase1_5f_Steps.A2" style:display-name="ResourceManager_ResourceContextCreation_UseCase1_Steps.A2" style:family="table-cell">
      <style:table-cell-properties fo:padding="0.097cm" fo:border-left="0.05pt solid #000000" fo:border-right="none" fo:border-top="none" fo:border-bottom="0.05pt solid #000000"/>
    </style:style>
    <style:style style:name="ResourceManager_5f_ResourceContextCreation_5f_UseCase1_5f_Steps.B2" style:display-name="ResourceManager_ResourceContextCreation_UseCase1_Step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ResourceManager_5f_ResourceContextCreation_5f_UseCase2_5f_Steps" style:display-name="ResourceManager_ResourceContextCreation_UseCase2_Steps" style:family="table">
      <style:table-properties style:width="17cm" table:align="margins"/>
    </style:style>
    <style:style style:name="ResourceManager_5f_ResourceContextCreation_5f_UseCase2_5f_Steps.A" style:display-name="ResourceManager_ResourceContextCreation_UseCase2_Steps.A" style:family="table-column">
      <style:table-column-properties style:column-width="8.5cm" style:rel-column-width="32767*"/>
    </style:style>
    <style:style style:name="ResourceManager_5f_ResourceContextCreation_5f_UseCase2_5f_Steps.B" style:display-name="ResourceManager_ResourceContextCreation_UseCase2_Steps.B" style:family="table-column">
      <style:table-column-properties style:column-width="8.5cm" style:rel-column-width="32768*"/>
    </style:style>
    <style:style style:name="ResourceManager_5f_ResourceContextCreation_5f_UseCase2_5f_Steps.A1" style:display-name="ResourceManager_ResourceContextCreation_UseCase2_Steps.A1" style:family="table-cell">
      <style:table-cell-properties fo:padding="0.097cm" fo:border-left="0.05pt solid #000000" fo:border-right="none" fo:border-top="0.05pt solid #000000" fo:border-bottom="0.05pt solid #000000"/>
    </style:style>
    <style:style style:name="ResourceManager_5f_ResourceContextCreation_5f_UseCase2_5f_Steps.B1" style:display-name="ResourceManager_ResourceContextCreation_UseCase2_Steps.B1" style:family="table-cell">
      <style:table-cell-properties fo:padding="0.097cm" fo:border="0.05pt solid #000000"/>
    </style:style>
    <style:style style:name="ResourceManager_5f_ResourceContextCreation_5f_UseCase2_5f_Steps.A2" style:display-name="ResourceManager_ResourceContextCreation_UseCase2_Steps.A2" style:family="table-cell">
      <style:table-cell-properties fo:padding="0.097cm" fo:border-left="0.05pt solid #000000" fo:border-right="none" fo:border-top="none" fo:border-bottom="0.05pt solid #000000"/>
    </style:style>
    <style:style style:name="ResourceManager_5f_ResourceContextCreation_5f_UseCase2_5f_Steps.B2" style:display-name="ResourceManager_ResourceContextCreation_UseCase2_Step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B" style:family="table-column">
      <style:table-column-properties style:column-width="8.5cm" style:rel-column-width="32768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8.5cm" style:rel-column-width="32767*"/>
    </style:style>
    <style:style style:name="Tableau12.B" style:family="table-column">
      <style:table-column-properties style:column-width="8.5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8.498cm"/>
    </style:style>
    <style:style style:name="Tableau13.B" style:family="table-column">
      <style:table-column-properties style:column-width="8.514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8.498cm"/>
    </style:style>
    <style:style style:name="Tableau14.B" style:family="table-column">
      <style:table-column-properties style:column-width="8.514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8.498cm"/>
    </style:style>
    <style:style style:name="Tableau15.B" style:family="table-column">
      <style:table-column-properties style:column-width="8.514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8.498cm"/>
    </style:style>
    <style:style style:name="Tableau16.B" style:family="table-column">
      <style:table-column-properties style:column-width="8.514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8.498cm"/>
    </style:style>
    <style:style style:name="Tableau17.B" style:family="table-column">
      <style:table-column-properties style:column-width="8.514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8.498cm"/>
    </style:style>
    <style:style style:name="Tableau18.B" style:family="table-column">
      <style:table-column-properties style:column-width="8.514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8.498cm"/>
    </style:style>
    <style:style style:name="Tableau19.B" style:family="table-column">
      <style:table-column-properties style:column-width="8.514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8.498cm"/>
    </style:style>
    <style:style style:name="Tableau20.B" style:family="table-column">
      <style:table-column-properties style:column-width="8.514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B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8.498cm"/>
    </style:style>
    <style:style style:name="Tableau21.B" style:family="table-column">
      <style:table-column-properties style:column-width="8.514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B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8.498cm"/>
    </style:style>
    <style:style style:name="Tableau22.B" style:family="table-column">
      <style:table-column-properties style:column-width="8.514cm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8.498cm"/>
    </style:style>
    <style:style style:name="Tableau23.B" style:family="table-column">
      <style:table-column-properties style:column-width="8.514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B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8.498cm"/>
    </style:style>
    <style:style style:name="Tableau24.B" style:family="table-column">
      <style:table-column-properties style:column-width="8.514cm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B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8.498cm"/>
    </style:style>
    <style:style style:name="Tableau25.B" style:family="table-column">
      <style:table-column-properties style:column-width="8.514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B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8.498cm"/>
    </style:style>
    <style:style style:name="Tableau26.B" style:family="table-column">
      <style:table-column-properties style:column-width="8.514cm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B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8.498cm"/>
    </style:style>
    <style:style style:name="Tableau27.B" style:family="table-column">
      <style:table-column-properties style:column-width="8.514cm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B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0eed"/>
    </style:style>
    <style:style style:name="P2" style:family="paragraph" style:parent-style-name="Standard">
      <style:text-properties officeooo:rsid="001461e0" officeooo:paragraph-rsid="0013b0d5"/>
    </style:style>
    <style:style style:name="P3" style:family="paragraph" style:parent-style-name="Standard">
      <style:text-properties officeooo:rsid="0019930b" officeooo:paragraph-rsid="0019930b"/>
    </style:style>
    <style:style style:name="P4" style:family="paragraph" style:parent-style-name="Standard">
      <style:text-properties officeooo:rsid="001f70ee" officeooo:paragraph-rsid="001f0eed"/>
    </style:style>
    <style:style style:name="P5" style:family="paragraph" style:parent-style-name="Standard">
      <style:text-properties officeooo:rsid="001f70ee" officeooo:paragraph-rsid="001f70ee"/>
    </style:style>
    <style:style style:name="P6" style:family="paragraph" style:parent-style-name="Standard">
      <style:text-properties officeooo:paragraph-rsid="002035f3"/>
    </style:style>
    <style:style style:name="P7" style:family="paragraph" style:parent-style-name="Standard">
      <style:text-properties officeooo:paragraph-rsid="002afe66"/>
    </style:style>
    <style:style style:name="P8" style:family="paragraph" style:parent-style-name="Standard">
      <style:text-properties officeooo:paragraph-rsid="00317873"/>
    </style:style>
    <style:style style:name="P9" style:family="paragraph" style:parent-style-name="Standard">
      <style:text-properties officeooo:paragraph-rsid="0035a8a3"/>
    </style:style>
    <style:style style:name="P10" style:family="paragraph" style:parent-style-name="Standard">
      <style:text-properties officeooo:paragraph-rsid="0039534c"/>
    </style:style>
    <style:style style:name="P11" style:family="paragraph" style:parent-style-name="Standard">
      <style:text-properties officeooo:paragraph-rsid="003b902a"/>
    </style:style>
    <style:style style:name="P12" style:family="paragraph" style:parent-style-name="Standard">
      <style:text-properties officeooo:paragraph-rsid="003d9751"/>
    </style:style>
    <style:style style:name="P13" style:family="paragraph" style:parent-style-name="Standard">
      <style:text-properties officeooo:paragraph-rsid="004169df"/>
    </style:style>
    <style:style style:name="P14" style:family="paragraph" style:parent-style-name="Standard">
      <style:text-properties officeooo:paragraph-rsid="00429894"/>
    </style:style>
    <style:style style:name="P15" style:family="paragraph" style:parent-style-name="Standard">
      <style:text-properties officeooo:paragraph-rsid="00439c78"/>
    </style:style>
    <style:style style:name="P16" style:family="paragraph" style:parent-style-name="Standard">
      <style:text-properties officeooo:paragraph-rsid="00496e68"/>
    </style:style>
    <style:style style:name="P17" style:family="paragraph" style:parent-style-name="Standard">
      <style:text-properties officeooo:paragraph-rsid="004c1092"/>
    </style:style>
    <style:style style:name="P18" style:family="paragraph" style:parent-style-name="Text_20_body">
      <style:text-properties officeooo:paragraph-rsid="0017dea1"/>
    </style:style>
    <style:style style:name="P19" style:family="paragraph" style:parent-style-name="Text_20_body">
      <style:text-properties officeooo:paragraph-rsid="001f9dee"/>
    </style:style>
    <style:style style:name="P20" style:family="paragraph" style:parent-style-name="Text_20_body">
      <style:text-properties officeooo:rsid="0017dea1" officeooo:paragraph-rsid="0017dea1"/>
    </style:style>
    <style:style style:name="P21" style:family="paragraph" style:parent-style-name="Text_20_body">
      <style:text-properties officeooo:rsid="001461e0"/>
    </style:style>
    <style:style style:name="P22" style:family="paragraph" style:parent-style-name="Text_20_body">
      <style:text-properties officeooo:rsid="0019930b" officeooo:paragraph-rsid="0019930b"/>
    </style:style>
    <style:style style:name="P23" style:family="paragraph" style:parent-style-name="Text_20_body">
      <style:text-properties officeooo:paragraph-rsid="002afe66"/>
    </style:style>
    <style:style style:name="P24" style:family="paragraph" style:parent-style-name="Text_20_body">
      <style:text-properties officeooo:paragraph-rsid="00383b94"/>
    </style:style>
    <style:style style:name="P25" style:family="paragraph" style:parent-style-name="Text_20_body">
      <style:text-properties officeooo:paragraph-rsid="004e7994"/>
    </style:style>
    <style:style style:name="P26" style:family="paragraph" style:parent-style-name="Text_20_body">
      <style:text-properties officeooo:paragraph-rsid="00529a2b"/>
    </style:style>
    <style:style style:name="P27" style:family="paragraph" style:parent-style-name="Text_20_body">
      <style:text-properties officeooo:paragraph-rsid="0055c383"/>
    </style:style>
    <style:style style:name="P28" style:family="paragraph" style:parent-style-name="Text_20_body">
      <style:text-properties officeooo:paragraph-rsid="0055fc58"/>
    </style:style>
    <style:style style:name="P29" style:family="paragraph" style:parent-style-name="Table_20_Contents">
      <style:text-properties officeooo:paragraph-rsid="0016ec44"/>
    </style:style>
    <style:style style:name="P30" style:family="paragraph" style:parent-style-name="Table_20_Contents">
      <style:text-properties officeooo:paragraph-rsid="0017dea1"/>
    </style:style>
    <style:style style:name="P31" style:family="paragraph" style:parent-style-name="Table_20_Contents">
      <style:text-properties officeooo:paragraph-rsid="0019930b"/>
    </style:style>
    <style:style style:name="P32" style:family="paragraph" style:parent-style-name="Table_20_Contents">
      <style:text-properties officeooo:paragraph-rsid="001f70ee"/>
    </style:style>
    <style:style style:name="P33" style:family="paragraph" style:parent-style-name="Table_20_Contents">
      <style:text-properties officeooo:paragraph-rsid="002035f3"/>
    </style:style>
    <style:style style:name="P34" style:family="paragraph" style:parent-style-name="Table_20_Contents">
      <style:paragraph-properties fo:text-align="center" style:justify-single-word="false"/>
      <style:text-properties fo:font-style="italic" officeooo:rsid="0016ec44" officeooo:paragraph-rsid="0016ec44" style:font-style-asian="italic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fo:font-style="italic" officeooo:rsid="0016ec44" officeooo:paragraph-rsid="0017dea1" style:font-style-asian="italic" style:font-style-complex="italic"/>
    </style:style>
    <style:style style:name="P36" style:family="paragraph" style:parent-style-name="Table_20_Contents">
      <style:paragraph-properties fo:text-align="center" style:justify-single-word="false"/>
      <style:text-properties fo:font-style="italic" officeooo:rsid="0016ec44" officeooo:paragraph-rsid="0019930b" style:font-style-asian="italic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fo:font-style="italic" officeooo:rsid="0016ec44" officeooo:paragraph-rsid="001f70ee" style:font-style-asian="italic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fo:font-style="italic" officeooo:rsid="0016ec44" officeooo:paragraph-rsid="002035f3" style:font-style-asian="italic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fo:font-style="italic" officeooo:rsid="0016ec44" officeooo:paragraph-rsid="0026da29" style:font-style-asian="italic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fo:font-style="italic" officeooo:rsid="0016ec44" officeooo:paragraph-rsid="002afe66" style:font-style-asian="italic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fo:font-style="italic" officeooo:rsid="0016ec44" officeooo:paragraph-rsid="00317873" style:font-style-asian="italic" style:font-style-complex="italic"/>
    </style:style>
    <style:style style:name="P42" style:family="paragraph" style:parent-style-name="Table_20_Contents">
      <style:paragraph-properties fo:text-align="center" style:justify-single-word="false"/>
      <style:text-properties fo:font-style="italic" officeooo:rsid="0016ec44" officeooo:paragraph-rsid="0035a8a3" style:font-style-asian="italic" style:font-style-complex="italic"/>
    </style:style>
    <style:style style:name="P43" style:family="paragraph" style:parent-style-name="Table_20_Contents">
      <style:paragraph-properties fo:text-align="center" style:justify-single-word="false"/>
      <style:text-properties fo:font-style="italic" officeooo:rsid="0016ec44" officeooo:paragraph-rsid="0039534c" style:font-style-asian="italic" style:font-style-complex="italic"/>
    </style:style>
    <style:style style:name="P44" style:family="paragraph" style:parent-style-name="Table_20_Contents">
      <style:paragraph-properties fo:text-align="center" style:justify-single-word="false"/>
      <style:text-properties fo:font-style="italic" officeooo:rsid="0016ec44" officeooo:paragraph-rsid="003b902a" style:font-style-asian="italic" style:font-style-complex="italic"/>
    </style:style>
    <style:style style:name="P45" style:family="paragraph" style:parent-style-name="Table_20_Contents">
      <style:paragraph-properties fo:text-align="center" style:justify-single-word="false"/>
      <style:text-properties fo:font-style="italic" officeooo:rsid="0016ec44" officeooo:paragraph-rsid="003d9751" style:font-style-asian="italic" style:font-style-complex="italic"/>
    </style:style>
    <style:style style:name="P46" style:family="paragraph" style:parent-style-name="Table_20_Contents">
      <style:paragraph-properties fo:text-align="center" style:justify-single-word="false"/>
      <style:text-properties fo:font-style="italic" officeooo:rsid="0016ec44" officeooo:paragraph-rsid="004169df" style:font-style-asian="italic" style:font-style-complex="italic"/>
    </style:style>
    <style:style style:name="P47" style:family="paragraph" style:parent-style-name="Table_20_Contents">
      <style:paragraph-properties fo:text-align="center" style:justify-single-word="false"/>
      <style:text-properties fo:font-style="italic" officeooo:rsid="0016ec44" officeooo:paragraph-rsid="00429894" style:font-style-asian="italic" style:font-style-complex="italic"/>
    </style:style>
    <style:style style:name="P48" style:family="paragraph" style:parent-style-name="Table_20_Contents">
      <style:paragraph-properties fo:text-align="center" style:justify-single-word="false"/>
      <style:text-properties fo:font-style="italic" officeooo:rsid="0016ec44" officeooo:paragraph-rsid="00439c78" style:font-style-asian="italic" style:font-style-complex="italic"/>
    </style:style>
    <style:style style:name="P49" style:family="paragraph" style:parent-style-name="Table_20_Contents">
      <style:paragraph-properties fo:text-align="center" style:justify-single-word="false"/>
      <style:text-properties fo:font-style="italic" officeooo:rsid="0016ec44" officeooo:paragraph-rsid="00496e68" style:font-style-asian="italic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font-style="italic" officeooo:rsid="0016ec44" officeooo:paragraph-rsid="004c1092" style:font-style-asian="italic" style:font-style-complex="italic"/>
    </style:style>
    <style:style style:name="P51" style:family="paragraph" style:parent-style-name="Table_20_Contents">
      <style:paragraph-properties fo:text-align="center" style:justify-single-word="false"/>
      <style:text-properties fo:font-style="italic" officeooo:rsid="0016ec44" officeooo:paragraph-rsid="004fa7b9" style:font-style-asian="italic" style:font-style-complex="italic"/>
    </style:style>
    <style:style style:name="P52" style:family="paragraph" style:parent-style-name="Table_20_Contents">
      <style:paragraph-properties fo:text-align="center" style:justify-single-word="false"/>
      <style:text-properties fo:font-style="italic" officeooo:rsid="0016ec44" officeooo:paragraph-rsid="00529a2b" style:font-style-asian="italic" style:font-style-complex="italic"/>
    </style:style>
    <style:style style:name="P53" style:family="paragraph" style:parent-style-name="Table_20_Contents">
      <style:paragraph-properties fo:text-align="center" style:justify-single-word="false"/>
      <style:text-properties fo:font-style="italic" officeooo:rsid="0016ec44" officeooo:paragraph-rsid="0055c383" style:font-style-asian="italic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fo:font-style="italic" officeooo:rsid="0016ec44" officeooo:paragraph-rsid="0055fc58" style:font-style-asian="italic" style:font-style-complex="italic"/>
    </style:style>
    <style:style style:name="P55" style:family="paragraph" style:parent-style-name="Table_20_Contents">
      <style:text-properties officeooo:rsid="0016ec44" officeooo:paragraph-rsid="0016ec44"/>
    </style:style>
    <style:style style:name="P56" style:family="paragraph" style:parent-style-name="Table_20_Contents">
      <style:text-properties officeooo:rsid="0016ec44" officeooo:paragraph-rsid="0017dea1"/>
    </style:style>
    <style:style style:name="P57" style:family="paragraph" style:parent-style-name="Table_20_Contents">
      <style:text-properties officeooo:rsid="0016ec44" officeooo:paragraph-rsid="0019930b"/>
    </style:style>
    <style:style style:name="P58" style:family="paragraph" style:parent-style-name="Table_20_Contents">
      <style:text-properties officeooo:rsid="0016ec44" officeooo:paragraph-rsid="001f70ee"/>
    </style:style>
    <style:style style:name="P59" style:family="paragraph" style:parent-style-name="Table_20_Contents">
      <style:text-properties officeooo:rsid="0016ec44" officeooo:paragraph-rsid="0026da29"/>
    </style:style>
    <style:style style:name="P60" style:family="paragraph" style:parent-style-name="Table_20_Contents">
      <style:text-properties officeooo:rsid="0016ec44" officeooo:paragraph-rsid="002afe66"/>
    </style:style>
    <style:style style:name="P61" style:family="paragraph" style:parent-style-name="Table_20_Contents">
      <style:text-properties officeooo:rsid="0016ec44" officeooo:paragraph-rsid="00317873"/>
    </style:style>
    <style:style style:name="P62" style:family="paragraph" style:parent-style-name="Table_20_Contents">
      <style:text-properties officeooo:rsid="0016ec44" officeooo:paragraph-rsid="0031cc5a"/>
    </style:style>
    <style:style style:name="P63" style:family="paragraph" style:parent-style-name="Table_20_Contents">
      <style:text-properties officeooo:rsid="0016ec44" officeooo:paragraph-rsid="0035a8a3"/>
    </style:style>
    <style:style style:name="P64" style:family="paragraph" style:parent-style-name="Table_20_Contents">
      <style:text-properties officeooo:rsid="0016ec44" officeooo:paragraph-rsid="0039534c"/>
    </style:style>
    <style:style style:name="P65" style:family="paragraph" style:parent-style-name="Table_20_Contents">
      <style:text-properties officeooo:rsid="0016ec44" officeooo:paragraph-rsid="003b902a"/>
    </style:style>
    <style:style style:name="P66" style:family="paragraph" style:parent-style-name="Table_20_Contents">
      <style:text-properties officeooo:rsid="0016ec44" officeooo:paragraph-rsid="003d9751"/>
    </style:style>
    <style:style style:name="P67" style:family="paragraph" style:parent-style-name="Table_20_Contents">
      <style:text-properties officeooo:rsid="0016ec44" officeooo:paragraph-rsid="004169df"/>
    </style:style>
    <style:style style:name="P68" style:family="paragraph" style:parent-style-name="Table_20_Contents">
      <style:text-properties officeooo:rsid="0016ec44" officeooo:paragraph-rsid="00429894"/>
    </style:style>
    <style:style style:name="P69" style:family="paragraph" style:parent-style-name="Table_20_Contents">
      <style:text-properties officeooo:rsid="0016ec44" officeooo:paragraph-rsid="00439c78"/>
    </style:style>
    <style:style style:name="P70" style:family="paragraph" style:parent-style-name="Table_20_Contents">
      <style:text-properties officeooo:rsid="0016ec44" officeooo:paragraph-rsid="00496e68"/>
    </style:style>
    <style:style style:name="P71" style:family="paragraph" style:parent-style-name="Table_20_Contents">
      <style:text-properties officeooo:rsid="0016ec44" officeooo:paragraph-rsid="004c1092"/>
    </style:style>
    <style:style style:name="P72" style:family="paragraph" style:parent-style-name="Table_20_Contents">
      <style:text-properties officeooo:rsid="0016ec44" officeooo:paragraph-rsid="004fa7b9"/>
    </style:style>
    <style:style style:name="P73" style:family="paragraph" style:parent-style-name="Table_20_Contents">
      <style:text-properties officeooo:rsid="0016ec44" officeooo:paragraph-rsid="00529a2b"/>
    </style:style>
    <style:style style:name="P74" style:family="paragraph" style:parent-style-name="Table_20_Contents">
      <style:text-properties officeooo:rsid="0016ec44" officeooo:paragraph-rsid="0055c383"/>
    </style:style>
    <style:style style:name="P75" style:family="paragraph" style:parent-style-name="Table_20_Contents">
      <style:text-properties officeooo:rsid="0016ec44" officeooo:paragraph-rsid="0055fc58"/>
    </style:style>
    <style:style style:name="P76" style:family="paragraph" style:parent-style-name="Table_20_Contents">
      <style:text-properties officeooo:rsid="0017dea1" officeooo:paragraph-rsid="0017dea1"/>
    </style:style>
    <style:style style:name="P77" style:family="paragraph" style:parent-style-name="Table_20_Contents">
      <style:text-properties officeooo:rsid="0017dea1" officeooo:paragraph-rsid="0019930b"/>
    </style:style>
    <style:style style:name="P78" style:family="paragraph" style:parent-style-name="Table_20_Contents">
      <style:text-properties officeooo:rsid="0019930b" officeooo:paragraph-rsid="0019930b"/>
    </style:style>
    <style:style style:name="P79" style:family="paragraph" style:parent-style-name="Table_20_Contents">
      <style:text-properties officeooo:rsid="0019930b" officeooo:paragraph-rsid="001f70ee"/>
    </style:style>
    <style:style style:name="P80" style:family="paragraph" style:parent-style-name="Table_20_Contents">
      <style:text-properties officeooo:rsid="001f8dc7" officeooo:paragraph-rsid="001f8dc7"/>
    </style:style>
    <style:style style:name="P81" style:family="paragraph" style:parent-style-name="Table_20_Contents">
      <style:text-properties officeooo:rsid="001f9dee" officeooo:paragraph-rsid="001f9dee"/>
    </style:style>
    <style:style style:name="P82" style:family="paragraph" style:parent-style-name="Table_20_Contents">
      <style:text-properties officeooo:rsid="002035f3" officeooo:paragraph-rsid="002035f3"/>
    </style:style>
    <style:style style:name="P83" style:family="paragraph" style:parent-style-name="Table_20_Contents">
      <style:text-properties officeooo:rsid="00212863" officeooo:paragraph-rsid="00212863"/>
    </style:style>
    <style:style style:name="P84" style:family="paragraph" style:parent-style-name="Table_20_Contents">
      <style:text-properties officeooo:rsid="0022c005" officeooo:paragraph-rsid="0022c005"/>
    </style:style>
    <style:style style:name="P85" style:family="paragraph" style:parent-style-name="Table_20_Contents">
      <style:text-properties officeooo:paragraph-rsid="0026da29"/>
    </style:style>
    <style:style style:name="P86" style:family="paragraph" style:parent-style-name="Table_20_Contents">
      <style:text-properties officeooo:paragraph-rsid="002afe66"/>
    </style:style>
    <style:style style:name="P87" style:family="paragraph" style:parent-style-name="Table_20_Contents">
      <style:text-properties officeooo:paragraph-rsid="00317873"/>
    </style:style>
    <style:style style:name="P88" style:family="paragraph" style:parent-style-name="Table_20_Contents">
      <style:text-properties officeooo:paragraph-rsid="0035a8a3"/>
    </style:style>
    <style:style style:name="P89" style:family="paragraph" style:parent-style-name="Table_20_Contents">
      <style:text-properties officeooo:paragraph-rsid="0039534c"/>
    </style:style>
    <style:style style:name="P90" style:family="paragraph" style:parent-style-name="Table_20_Contents">
      <style:text-properties officeooo:paragraph-rsid="003b902a"/>
    </style:style>
    <style:style style:name="P91" style:family="paragraph" style:parent-style-name="Table_20_Contents">
      <style:text-properties officeooo:paragraph-rsid="003d9751"/>
    </style:style>
    <style:style style:name="P92" style:family="paragraph" style:parent-style-name="Table_20_Contents">
      <style:text-properties officeooo:paragraph-rsid="004169df"/>
    </style:style>
    <style:style style:name="P93" style:family="paragraph" style:parent-style-name="Table_20_Contents">
      <style:text-properties officeooo:paragraph-rsid="00429894"/>
    </style:style>
    <style:style style:name="P94" style:family="paragraph" style:parent-style-name="Table_20_Contents">
      <style:text-properties officeooo:paragraph-rsid="00439c78"/>
    </style:style>
    <style:style style:name="P95" style:family="paragraph" style:parent-style-name="Table_20_Contents">
      <style:text-properties officeooo:paragraph-rsid="00496e68"/>
    </style:style>
    <style:style style:name="P96" style:family="paragraph" style:parent-style-name="Table_20_Contents">
      <style:text-properties officeooo:paragraph-rsid="004c1092"/>
    </style:style>
    <style:style style:name="P97" style:family="paragraph" style:parent-style-name="Table_20_Contents">
      <style:text-properties officeooo:paragraph-rsid="004fa7b9"/>
    </style:style>
    <style:style style:name="P98" style:family="paragraph" style:parent-style-name="Table_20_Contents">
      <style:text-properties officeooo:paragraph-rsid="00529a2b"/>
    </style:style>
    <style:style style:name="P99" style:family="paragraph" style:parent-style-name="Table_20_Contents">
      <style:text-properties officeooo:paragraph-rsid="0055c383"/>
    </style:style>
    <style:style style:name="P100" style:family="paragraph" style:parent-style-name="Table_20_Contents">
      <style:text-properties officeooo:paragraph-rsid="0055fc58"/>
    </style:style>
    <style:style style:name="P101" style:family="paragraph" style:parent-style-name="Standard">
      <style:text-properties officeooo:rsid="0013b0d5" officeooo:paragraph-rsid="0013b0d5"/>
    </style:style>
    <style:style style:name="P102" style:family="paragraph" style:parent-style-name="Standard">
      <style:paragraph-properties fo:text-align="center" style:justify-single-word="false"/>
      <style:text-properties officeooo:rsid="0013b0d5" officeooo:paragraph-rsid="0013b0d5"/>
    </style:style>
    <style:style style:name="P103" style:family="paragraph" style:parent-style-name="Standard">
      <style:text-properties officeooo:rsid="003062c7" officeooo:paragraph-rsid="003062c7"/>
    </style:style>
    <style:style style:name="P104" style:family="paragraph" style:parent-style-name="Standard">
      <style:text-properties officeooo:rsid="0035589b" officeooo:paragraph-rsid="0035589b"/>
    </style:style>
    <style:style style:name="P105" style:family="paragraph" style:parent-style-name="Standard">
      <style:text-properties officeooo:rsid="003a0150" officeooo:paragraph-rsid="003a0150"/>
    </style:style>
    <style:style style:name="P106" style:family="paragraph" style:parent-style-name="Standard">
      <style:text-properties officeooo:rsid="003d9751" officeooo:paragraph-rsid="003d9751"/>
    </style:style>
    <style:style style:name="P107" style:family="paragraph" style:parent-style-name="Standard">
      <style:text-properties officeooo:rsid="004169df" officeooo:paragraph-rsid="004169df"/>
    </style:style>
    <style:style style:name="P108" style:family="paragraph" style:parent-style-name="Standard">
      <style:text-properties officeooo:rsid="0042756b" officeooo:paragraph-rsid="0042756b"/>
    </style:style>
    <style:style style:name="P109" style:family="paragraph" style:parent-style-name="Standard">
      <style:text-properties officeooo:rsid="00429894" officeooo:paragraph-rsid="00429894"/>
    </style:style>
    <style:style style:name="P110" style:family="paragraph" style:parent-style-name="Standard">
      <style:text-properties officeooo:rsid="00474aab" officeooo:paragraph-rsid="00474aab"/>
    </style:style>
    <style:style style:name="P111" style:family="paragraph" style:parent-style-name="Standard">
      <style:text-properties officeooo:rsid="004c1092" officeooo:paragraph-rsid="004c1092"/>
    </style:style>
    <style:style style:name="P112" style:family="paragraph" style:parent-style-name="Standard">
      <style:text-properties officeooo:rsid="004e7994" officeooo:paragraph-rsid="004fa7b9"/>
    </style:style>
    <style:style style:name="P113" style:family="paragraph" style:parent-style-name="Standard">
      <style:text-properties officeooo:rsid="004e7994" officeooo:paragraph-rsid="00529a2b"/>
    </style:style>
    <style:style style:name="P114" style:family="paragraph" style:parent-style-name="Standard">
      <style:text-properties officeooo:rsid="004e7994" officeooo:paragraph-rsid="0055c383"/>
    </style:style>
    <style:style style:name="P115" style:family="paragraph" style:parent-style-name="Standard">
      <style:text-properties officeooo:rsid="004e7994" officeooo:paragraph-rsid="0055fc58"/>
    </style:style>
    <style:style style:name="P116" style:family="paragraph" style:parent-style-name="Standard">
      <style:text-properties officeooo:rsid="004e7994" officeooo:paragraph-rsid="00705fce"/>
    </style:style>
    <style:style style:name="P117" style:family="paragraph" style:parent-style-name="Standard">
      <style:paragraph-properties fo:text-align="center" style:justify-single-word="false"/>
      <style:text-properties fo:font-size="18pt" officeooo:rsid="0013b0d5" officeooo:paragraph-rsid="0013b0d5" style:font-size-asian="18pt" style:font-size-complex="18pt"/>
    </style:style>
    <style:style style:name="P118" style:family="paragraph" style:parent-style-name="Standard">
      <style:paragraph-properties fo:text-align="center" style:justify-single-word="false"/>
      <style:text-properties fo:font-size="18pt" officeooo:rsid="0013b0d5" officeooo:paragraph-rsid="0057bc8d" style:font-size-asian="18pt" style:font-size-complex="18pt"/>
    </style:style>
    <style:style style:name="P119" style:family="paragraph" style:parent-style-name="Standard">
      <style:text-properties officeooo:paragraph-rsid="0071a928"/>
    </style:style>
    <style:style style:name="P120" style:family="paragraph" style:parent-style-name="Standard">
      <style:text-properties officeooo:paragraph-rsid="007309a5"/>
    </style:style>
    <style:style style:name="P121" style:family="paragraph" style:parent-style-name="Standard">
      <style:text-properties officeooo:paragraph-rsid="00745dac"/>
    </style:style>
    <style:style style:name="P122" style:family="paragraph" style:parent-style-name="Standard">
      <style:text-properties officeooo:paragraph-rsid="007597a2"/>
    </style:style>
    <style:style style:name="P123" style:family="paragraph" style:parent-style-name="Standard">
      <style:text-properties officeooo:paragraph-rsid="0076e4d5"/>
    </style:style>
    <style:style style:name="P124" style:family="paragraph" style:parent-style-name="Standard">
      <style:text-properties officeooo:paragraph-rsid="0078c423"/>
    </style:style>
    <style:style style:name="P125" style:family="paragraph" style:parent-style-name="Standard">
      <style:paragraph-properties fo:break-before="page"/>
      <style:text-properties officeooo:rsid="0013b0d5" officeooo:paragraph-rsid="0013b0d5"/>
    </style:style>
    <style:style style:name="P126" style:family="paragraph" style:parent-style-name="Heading_20_1">
      <style:text-properties officeooo:rsid="001461e0"/>
    </style:style>
    <style:style style:name="P127" style:family="paragraph" style:parent-style-name="Heading_20_1">
      <style:text-properties officeooo:rsid="003742a2"/>
    </style:style>
    <style:style style:name="P128" style:family="paragraph" style:parent-style-name="Heading_20_1">
      <style:text-properties officeooo:rsid="00439c78"/>
    </style:style>
    <style:style style:name="P129" style:family="paragraph" style:parent-style-name="Heading_20_2">
      <style:text-properties officeooo:rsid="0026da29"/>
    </style:style>
    <style:style style:name="P130" style:family="paragraph" style:parent-style-name="Heading_20_2">
      <style:text-properties officeooo:paragraph-rsid="0026da29"/>
    </style:style>
    <style:style style:name="P131" style:family="paragraph" style:parent-style-name="Heading_20_2">
      <style:text-properties officeooo:rsid="0029efd8"/>
    </style:style>
    <style:style style:name="P132" style:family="paragraph" style:parent-style-name="Heading_20_2">
      <style:text-properties officeooo:rsid="003062c7"/>
    </style:style>
    <style:style style:name="P133" style:family="paragraph" style:parent-style-name="Heading_20_2">
      <style:text-properties officeooo:rsid="0035589b"/>
    </style:style>
    <style:style style:name="P134" style:family="paragraph" style:parent-style-name="Heading_20_2">
      <style:text-properties officeooo:rsid="00383b94"/>
    </style:style>
    <style:style style:name="P135" style:family="paragraph" style:parent-style-name="Heading_20_2">
      <style:text-properties officeooo:rsid="0039534c"/>
    </style:style>
    <style:style style:name="P136" style:family="paragraph" style:parent-style-name="Heading_20_2">
      <style:text-properties officeooo:rsid="003ba0fa"/>
    </style:style>
    <style:style style:name="P137" style:family="paragraph" style:parent-style-name="Heading_20_2">
      <style:text-properties officeooo:rsid="003e8d2c"/>
    </style:style>
    <style:style style:name="P138" style:family="paragraph" style:parent-style-name="Heading_20_2">
      <style:text-properties officeooo:rsid="0042756b"/>
    </style:style>
    <style:style style:name="P139" style:family="paragraph" style:parent-style-name="Heading_20_2">
      <style:text-properties officeooo:rsid="00439c78"/>
    </style:style>
    <style:style style:name="P140" style:family="paragraph" style:parent-style-name="Heading_20_2">
      <style:text-properties officeooo:rsid="00474aab"/>
    </style:style>
    <style:style style:name="P141" style:family="paragraph" style:parent-style-name="Heading_20_2">
      <style:text-properties officeooo:rsid="004c1092"/>
    </style:style>
    <style:style style:name="P142" style:family="paragraph" style:parent-style-name="Heading_20_2">
      <style:text-properties officeooo:rsid="004e7994"/>
    </style:style>
    <style:style style:name="P143" style:family="paragraph" style:parent-style-name="Heading_20_2">
      <style:text-properties officeooo:paragraph-rsid="0055c383"/>
    </style:style>
    <style:style style:name="P144" style:family="paragraph" style:parent-style-name="Heading_20_2">
      <style:text-properties officeooo:paragraph-rsid="0055fc58"/>
    </style:style>
    <style:style style:name="P145" style:family="paragraph" style:parent-style-name="Heading_20_2">
      <style:text-properties officeooo:paragraph-rsid="00705fce"/>
    </style:style>
    <style:style style:name="P146" style:family="paragraph" style:parent-style-name="Heading_20_2">
      <style:text-properties officeooo:paragraph-rsid="007309a5"/>
    </style:style>
    <style:style style:name="P147" style:family="paragraph" style:parent-style-name="Heading_20_2">
      <style:text-properties officeooo:paragraph-rsid="00745dac"/>
    </style:style>
    <style:style style:name="P148" style:family="paragraph" style:parent-style-name="Heading_20_2">
      <style:text-properties officeooo:paragraph-rsid="007597a2"/>
    </style:style>
    <style:style style:name="P149" style:family="paragraph" style:parent-style-name="Table_20_Contents">
      <style:text-properties officeooo:rsid="00253a02" officeooo:paragraph-rsid="00253a02"/>
    </style:style>
    <style:style style:name="P150" style:family="paragraph" style:parent-style-name="Table_20_Contents">
      <style:text-properties officeooo:rsid="0027c698" officeooo:paragraph-rsid="0027c698"/>
    </style:style>
    <style:style style:name="P151" style:family="paragraph" style:parent-style-name="Table_20_Contents">
      <style:text-properties officeooo:rsid="0026da29" officeooo:paragraph-rsid="0026da29"/>
    </style:style>
    <style:style style:name="P152" style:family="paragraph" style:parent-style-name="Table_20_Contents">
      <style:text-properties officeooo:rsid="002afe66" officeooo:paragraph-rsid="002afe66"/>
    </style:style>
    <style:style style:name="P153" style:family="paragraph" style:parent-style-name="Table_20_Contents">
      <style:text-properties officeooo:rsid="002afe66" officeooo:paragraph-rsid="00317873"/>
    </style:style>
    <style:style style:name="P154" style:family="paragraph" style:parent-style-name="Table_20_Contents">
      <style:text-properties officeooo:rsid="002afe66" officeooo:paragraph-rsid="0035a8a3"/>
    </style:style>
    <style:style style:name="P155" style:family="paragraph" style:parent-style-name="Table_20_Contents">
      <style:text-properties officeooo:rsid="002e5866" officeooo:paragraph-rsid="002e5866"/>
    </style:style>
    <style:style style:name="P156" style:family="paragraph" style:parent-style-name="Table_20_Contents">
      <style:text-properties officeooo:rsid="0031cc5a" officeooo:paragraph-rsid="0031cc5a"/>
    </style:style>
    <style:style style:name="P157" style:family="paragraph" style:parent-style-name="Table_20_Contents">
      <style:text-properties officeooo:rsid="0031cc5a" officeooo:paragraph-rsid="0035a8a3"/>
    </style:style>
    <style:style style:name="P158" style:family="paragraph" style:parent-style-name="Table_20_Contents">
      <style:text-properties officeooo:rsid="0031cc5a" officeooo:paragraph-rsid="0039534c"/>
    </style:style>
    <style:style style:name="P159" style:family="paragraph" style:parent-style-name="Table_20_Contents">
      <style:text-properties officeooo:rsid="0031cc5a" officeooo:paragraph-rsid="003b902a"/>
    </style:style>
    <style:style style:name="P160" style:family="paragraph" style:parent-style-name="Table_20_Contents">
      <style:text-properties officeooo:rsid="0031cc5a" officeooo:paragraph-rsid="003d9751"/>
    </style:style>
    <style:style style:name="P161" style:family="paragraph" style:parent-style-name="Table_20_Contents">
      <style:text-properties officeooo:rsid="0031cc5a" officeooo:paragraph-rsid="004169df"/>
    </style:style>
    <style:style style:name="P162" style:family="paragraph" style:parent-style-name="Table_20_Contents">
      <style:text-properties officeooo:rsid="0031cc5a" officeooo:paragraph-rsid="00429894"/>
    </style:style>
    <style:style style:name="P163" style:family="paragraph" style:parent-style-name="Table_20_Contents">
      <style:text-properties officeooo:rsid="00329383" officeooo:paragraph-rsid="00329383"/>
    </style:style>
    <style:style style:name="P164" style:family="paragraph" style:parent-style-name="Table_20_Contents">
      <style:text-properties officeooo:rsid="00329383" officeooo:paragraph-rsid="0035a8a3"/>
    </style:style>
    <style:style style:name="P165" style:family="paragraph" style:parent-style-name="Table_20_Contents">
      <style:text-properties officeooo:rsid="00339694" officeooo:paragraph-rsid="00339694"/>
    </style:style>
    <style:style style:name="P166" style:family="paragraph" style:parent-style-name="Table_20_Contents">
      <style:text-properties officeooo:rsid="00339694" officeooo:paragraph-rsid="0035a8a3"/>
    </style:style>
    <style:style style:name="P167" style:family="paragraph" style:parent-style-name="Table_20_Contents">
      <style:text-properties officeooo:rsid="0035a8a3" officeooo:paragraph-rsid="0035a8a3"/>
    </style:style>
    <style:style style:name="P168" style:family="paragraph" style:parent-style-name="Table_20_Contents">
      <style:text-properties officeooo:rsid="0039534c" officeooo:paragraph-rsid="0039534c"/>
    </style:style>
    <style:style style:name="P169" style:family="paragraph" style:parent-style-name="Table_20_Contents">
      <style:text-properties officeooo:rsid="0039534c" officeooo:paragraph-rsid="003b902a"/>
    </style:style>
    <style:style style:name="P170" style:family="paragraph" style:parent-style-name="Table_20_Contents">
      <style:text-properties officeooo:rsid="0039534c" officeooo:paragraph-rsid="003d9751"/>
    </style:style>
    <style:style style:name="P171" style:family="paragraph" style:parent-style-name="Table_20_Contents">
      <style:text-properties officeooo:rsid="0039534c" officeooo:paragraph-rsid="004169df"/>
    </style:style>
    <style:style style:name="P172" style:family="paragraph" style:parent-style-name="Table_20_Contents">
      <style:text-properties officeooo:rsid="0039534c" officeooo:paragraph-rsid="00429894"/>
    </style:style>
    <style:style style:name="P173" style:family="paragraph" style:parent-style-name="Table_20_Contents">
      <style:text-properties officeooo:rsid="003b902a" officeooo:paragraph-rsid="003b902a"/>
    </style:style>
    <style:style style:name="P174" style:family="paragraph" style:parent-style-name="Table_20_Contents">
      <style:text-properties officeooo:rsid="003d9751" officeooo:paragraph-rsid="003d9751"/>
    </style:style>
    <style:style style:name="P175" style:family="paragraph" style:parent-style-name="Table_20_Contents">
      <style:text-properties officeooo:rsid="003d9751" officeooo:paragraph-rsid="004169df"/>
    </style:style>
    <style:style style:name="P176" style:family="paragraph" style:parent-style-name="Table_20_Contents">
      <style:text-properties officeooo:rsid="003fdc24" officeooo:paragraph-rsid="003fdc24"/>
    </style:style>
    <style:style style:name="P177" style:family="paragraph" style:parent-style-name="Table_20_Contents">
      <style:text-properties officeooo:rsid="004169df" officeooo:paragraph-rsid="004169df"/>
    </style:style>
    <style:style style:name="P178" style:family="paragraph" style:parent-style-name="Table_20_Contents">
      <style:text-properties officeooo:rsid="00429894" officeooo:paragraph-rsid="00429894"/>
    </style:style>
    <style:style style:name="P179" style:family="paragraph" style:parent-style-name="Table_20_Contents">
      <style:text-properties officeooo:rsid="0045658b" officeooo:paragraph-rsid="0045658b"/>
    </style:style>
    <style:style style:name="P180" style:family="paragraph" style:parent-style-name="Table_20_Contents" style:list-style-name="L1">
      <style:text-properties officeooo:rsid="0045658b" officeooo:paragraph-rsid="0045658b"/>
    </style:style>
    <style:style style:name="P181" style:family="paragraph" style:parent-style-name="Table_20_Contents">
      <style:text-properties officeooo:rsid="0045658b" officeooo:paragraph-rsid="00496e68"/>
    </style:style>
    <style:style style:name="P182" style:family="paragraph" style:parent-style-name="Table_20_Contents">
      <style:text-properties officeooo:rsid="0045658b" officeooo:paragraph-rsid="004c1092"/>
    </style:style>
    <style:style style:name="P183" style:family="paragraph" style:parent-style-name="Table_20_Contents">
      <style:text-properties officeooo:rsid="0045658b" officeooo:paragraph-rsid="004fa7b9"/>
    </style:style>
    <style:style style:name="P184" style:family="paragraph" style:parent-style-name="Table_20_Contents">
      <style:text-properties officeooo:rsid="0045658b" officeooo:paragraph-rsid="00529a2b"/>
    </style:style>
    <style:style style:name="P185" style:family="paragraph" style:parent-style-name="Table_20_Contents">
      <style:text-properties officeooo:rsid="0045658b" officeooo:paragraph-rsid="0055c383"/>
    </style:style>
    <style:style style:name="P186" style:family="paragraph" style:parent-style-name="Table_20_Contents">
      <style:text-properties officeooo:rsid="0045658b" officeooo:paragraph-rsid="0055fc58"/>
    </style:style>
    <style:style style:name="P187" style:family="paragraph" style:parent-style-name="Table_20_Contents">
      <style:text-properties officeooo:rsid="0045658b" officeooo:paragraph-rsid="00705fce"/>
    </style:style>
    <style:style style:name="P188" style:family="paragraph" style:parent-style-name="Table_20_Contents">
      <style:text-properties officeooo:rsid="0045658b" officeooo:paragraph-rsid="0071a928"/>
    </style:style>
    <style:style style:name="P189" style:family="paragraph" style:parent-style-name="Table_20_Contents">
      <style:text-properties officeooo:rsid="0045658b" officeooo:paragraph-rsid="007309a5"/>
    </style:style>
    <style:style style:name="P190" style:family="paragraph" style:parent-style-name="Table_20_Contents">
      <style:text-properties officeooo:rsid="0045658b" officeooo:paragraph-rsid="00745dac"/>
    </style:style>
    <style:style style:name="P191" style:family="paragraph" style:parent-style-name="Table_20_Contents">
      <style:text-properties officeooo:rsid="0045658b" officeooo:paragraph-rsid="007597a2"/>
    </style:style>
    <style:style style:name="P192" style:family="paragraph" style:parent-style-name="Table_20_Contents">
      <style:text-properties officeooo:rsid="0045658b" officeooo:paragraph-rsid="0076e4d5"/>
    </style:style>
    <style:style style:name="P193" style:family="paragraph" style:parent-style-name="Table_20_Contents">
      <style:text-properties officeooo:rsid="0045658b" officeooo:paragraph-rsid="0078c423"/>
    </style:style>
    <style:style style:name="P194" style:family="paragraph" style:parent-style-name="Table_20_Contents">
      <style:text-properties officeooo:rsid="0016ec44" officeooo:paragraph-rsid="00705fce"/>
    </style:style>
    <style:style style:name="P195" style:family="paragraph" style:parent-style-name="Table_20_Contents">
      <style:text-properties officeooo:rsid="0016ec44" officeooo:paragraph-rsid="0071bef7"/>
    </style:style>
    <style:style style:name="P196" style:family="paragraph" style:parent-style-name="Table_20_Contents">
      <style:text-properties officeooo:rsid="0016ec44" officeooo:paragraph-rsid="007309a5"/>
    </style:style>
    <style:style style:name="P197" style:family="paragraph" style:parent-style-name="Table_20_Contents">
      <style:text-properties officeooo:rsid="0016ec44" officeooo:paragraph-rsid="00745dac"/>
    </style:style>
    <style:style style:name="P198" style:family="paragraph" style:parent-style-name="Table_20_Contents">
      <style:text-properties officeooo:rsid="0016ec44" officeooo:paragraph-rsid="007597a2"/>
    </style:style>
    <style:style style:name="P199" style:family="paragraph" style:parent-style-name="Table_20_Contents">
      <style:text-properties officeooo:rsid="0016ec44" officeooo:paragraph-rsid="0076e4d5"/>
    </style:style>
    <style:style style:name="P200" style:family="paragraph" style:parent-style-name="Table_20_Contents">
      <style:text-properties officeooo:rsid="0016ec44" officeooo:paragraph-rsid="00784089"/>
    </style:style>
    <style:style style:name="P201" style:family="paragraph" style:parent-style-name="Table_20_Contents">
      <style:text-properties officeooo:rsid="0016ec44" officeooo:paragraph-rsid="0078c423"/>
    </style:style>
    <style:style style:name="P202" style:family="paragraph" style:parent-style-name="Table_20_Contents">
      <style:text-properties officeooo:rsid="004606f2" officeooo:paragraph-rsid="004606f2"/>
    </style:style>
    <style:style style:name="P203" style:family="paragraph" style:parent-style-name="Table_20_Contents">
      <style:text-properties officeooo:rsid="00496e68" officeooo:paragraph-rsid="00496e68"/>
    </style:style>
    <style:style style:name="P204" style:family="paragraph" style:parent-style-name="Table_20_Contents">
      <style:text-properties officeooo:rsid="004c1092" officeooo:paragraph-rsid="004c1092"/>
    </style:style>
    <style:style style:name="P205" style:family="paragraph" style:parent-style-name="Table_20_Contents">
      <style:text-properties officeooo:rsid="004c1092" officeooo:paragraph-rsid="004fa7b9"/>
    </style:style>
    <style:style style:name="P206" style:family="paragraph" style:parent-style-name="Table_20_Contents">
      <style:text-properties officeooo:rsid="004c1092" officeooo:paragraph-rsid="00529a2b"/>
    </style:style>
    <style:style style:name="P207" style:family="paragraph" style:parent-style-name="Table_20_Contents">
      <style:text-properties officeooo:rsid="004c1092" officeooo:paragraph-rsid="0055c383"/>
    </style:style>
    <style:style style:name="P208" style:family="paragraph" style:parent-style-name="Table_20_Contents">
      <style:text-properties officeooo:rsid="004c1092" officeooo:paragraph-rsid="0055fc58"/>
    </style:style>
    <style:style style:name="P209" style:family="paragraph" style:parent-style-name="Table_20_Contents">
      <style:text-properties officeooo:rsid="004c1092" officeooo:paragraph-rsid="00705fce"/>
    </style:style>
    <style:style style:name="P210" style:family="paragraph" style:parent-style-name="Table_20_Contents">
      <style:text-properties officeooo:rsid="004fa7b9" officeooo:paragraph-rsid="004fa7b9"/>
    </style:style>
    <style:style style:name="P211" style:family="paragraph" style:parent-style-name="Table_20_Contents">
      <style:paragraph-properties fo:text-align="center" style:justify-single-word="false"/>
      <style:text-properties fo:font-style="italic" officeooo:rsid="0016ec44" officeooo:paragraph-rsid="00705fce" style:font-style-asian="italic" style:font-style-complex="italic"/>
    </style:style>
    <style:style style:name="P212" style:family="paragraph" style:parent-style-name="Table_20_Contents">
      <style:paragraph-properties fo:text-align="center" style:justify-single-word="false"/>
      <style:text-properties fo:font-style="italic" officeooo:rsid="0016ec44" officeooo:paragraph-rsid="0071a928" style:font-style-asian="italic" style:font-style-complex="italic"/>
    </style:style>
    <style:style style:name="P213" style:family="paragraph" style:parent-style-name="Table_20_Contents">
      <style:paragraph-properties fo:text-align="center" style:justify-single-word="false"/>
      <style:text-properties fo:font-style="italic" officeooo:rsid="0016ec44" officeooo:paragraph-rsid="007309a5" style:font-style-asian="italic" style:font-style-complex="italic"/>
    </style:style>
    <style:style style:name="P214" style:family="paragraph" style:parent-style-name="Table_20_Contents">
      <style:paragraph-properties fo:text-align="center" style:justify-single-word="false"/>
      <style:text-properties fo:font-style="italic" officeooo:rsid="0016ec44" officeooo:paragraph-rsid="00745dac" style:font-style-asian="italic" style:font-style-complex="italic"/>
    </style:style>
    <style:style style:name="P215" style:family="paragraph" style:parent-style-name="Table_20_Contents">
      <style:paragraph-properties fo:text-align="center" style:justify-single-word="false"/>
      <style:text-properties fo:font-style="italic" officeooo:rsid="0016ec44" officeooo:paragraph-rsid="007597a2" style:font-style-asian="italic" style:font-style-complex="italic"/>
    </style:style>
    <style:style style:name="P216" style:family="paragraph" style:parent-style-name="Table_20_Contents">
      <style:paragraph-properties fo:text-align="center" style:justify-single-word="false"/>
      <style:text-properties fo:font-style="italic" officeooo:rsid="0016ec44" officeooo:paragraph-rsid="0076e4d5" style:font-style-asian="italic" style:font-style-complex="italic"/>
    </style:style>
    <style:style style:name="P217" style:family="paragraph" style:parent-style-name="Table_20_Contents">
      <style:paragraph-properties fo:text-align="center" style:justify-single-word="false"/>
      <style:text-properties fo:font-style="italic" officeooo:rsid="0016ec44" officeooo:paragraph-rsid="0078c423" style:font-style-asian="italic" style:font-style-complex="italic"/>
    </style:style>
    <style:style style:name="P218" style:family="paragraph" style:parent-style-name="Table_20_Contents">
      <style:text-properties officeooo:paragraph-rsid="00705fce"/>
    </style:style>
    <style:style style:name="P219" style:family="paragraph" style:parent-style-name="Table_20_Contents">
      <style:text-properties officeooo:paragraph-rsid="0071a928"/>
    </style:style>
    <style:style style:name="P220" style:family="paragraph" style:parent-style-name="Table_20_Contents">
      <style:text-properties officeooo:paragraph-rsid="0071bef7"/>
    </style:style>
    <style:style style:name="P221" style:family="paragraph" style:parent-style-name="Table_20_Contents">
      <style:text-properties officeooo:paragraph-rsid="007309a5"/>
    </style:style>
    <style:style style:name="P222" style:family="paragraph" style:parent-style-name="Table_20_Contents">
      <style:text-properties officeooo:paragraph-rsid="00745dac"/>
    </style:style>
    <style:style style:name="P223" style:family="paragraph" style:parent-style-name="Table_20_Contents">
      <style:text-properties officeooo:paragraph-rsid="007597a2"/>
    </style:style>
    <style:style style:name="P224" style:family="paragraph" style:parent-style-name="Table_20_Contents">
      <style:text-properties officeooo:paragraph-rsid="0076e4d5"/>
    </style:style>
    <style:style style:name="P225" style:family="paragraph" style:parent-style-name="Table_20_Contents">
      <style:text-properties officeooo:paragraph-rsid="0078c423"/>
    </style:style>
    <style:style style:name="P226" style:family="paragraph" style:parent-style-name="Text_20_body">
      <style:text-properties officeooo:rsid="0026da29" officeooo:paragraph-rsid="0026da29"/>
    </style:style>
    <style:style style:name="P227" style:family="paragraph" style:parent-style-name="Text_20_body">
      <style:text-properties officeooo:rsid="00439c78" officeooo:paragraph-rsid="00439c78"/>
    </style:style>
    <style:style style:name="P228" style:family="paragraph" style:parent-style-name="Text_20_body">
      <style:text-properties officeooo:paragraph-rsid="00705fce"/>
    </style:style>
    <style:style style:name="P2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6ec44"/>
    </style:style>
    <style:style style:name="T2" style:family="text">
      <style:text-properties officeooo:rsid="0017dea1"/>
    </style:style>
    <style:style style:name="T3" style:family="text">
      <style:text-properties officeooo:rsid="0019930b"/>
    </style:style>
    <style:style style:name="T4" style:family="text">
      <style:text-properties officeooo:rsid="001f0eed"/>
    </style:style>
    <style:style style:name="T5" style:family="text">
      <style:text-properties officeooo:rsid="001f70ee"/>
    </style:style>
    <style:style style:name="T6" style:family="text">
      <style:text-properties officeooo:rsid="001f8dc7"/>
    </style:style>
    <style:style style:name="T7" style:family="text">
      <style:text-properties officeooo:rsid="001f9dee"/>
    </style:style>
    <style:style style:name="T8" style:family="text">
      <style:text-properties officeooo:rsid="002035f3"/>
    </style:style>
    <style:style style:name="T9" style:family="text">
      <style:text-properties officeooo:rsid="00253a02"/>
    </style:style>
    <style:style style:name="T10" style:family="text">
      <style:text-properties officeooo:rsid="0029abff"/>
    </style:style>
    <style:style style:name="T11" style:family="text">
      <style:text-properties officeooo:rsid="0029efd8"/>
    </style:style>
    <style:style style:name="T12" style:family="text">
      <style:text-properties officeooo:rsid="002afe66"/>
    </style:style>
    <style:style style:name="T13" style:family="text">
      <style:text-properties officeooo:rsid="003062c7"/>
    </style:style>
    <style:style style:name="T14" style:family="text">
      <style:text-properties officeooo:rsid="0031cc5a"/>
    </style:style>
    <style:style style:name="T15" style:family="text">
      <style:text-properties officeooo:rsid="00329383"/>
    </style:style>
    <style:style style:name="T16" style:family="text">
      <style:text-properties officeooo:rsid="0035a8a3"/>
    </style:style>
    <style:style style:name="T17" style:family="text">
      <style:text-properties officeooo:rsid="00383b94"/>
    </style:style>
    <style:style style:name="T18" style:family="text">
      <style:text-properties officeooo:rsid="0039534c"/>
    </style:style>
    <style:style style:name="T19" style:family="text">
      <style:text-properties officeooo:rsid="003a0150"/>
    </style:style>
    <style:style style:name="T20" style:family="text">
      <style:text-properties officeooo:rsid="003b902a"/>
    </style:style>
    <style:style style:name="T21" style:family="text">
      <style:text-properties officeooo:rsid="003d9751"/>
    </style:style>
    <style:style style:name="T22" style:family="text">
      <style:text-properties officeooo:rsid="004169df"/>
    </style:style>
    <style:style style:name="T23" style:family="text">
      <style:text-properties officeooo:rsid="0045658b"/>
    </style:style>
    <style:style style:name="T24" style:family="text">
      <style:text-properties officeooo:rsid="004db8c3"/>
    </style:style>
    <style:style style:name="T25" style:family="text">
      <style:text-properties officeooo:rsid="004e7994"/>
    </style:style>
    <style:style style:name="T26" style:family="text">
      <style:text-properties officeooo:rsid="004fa7b9"/>
    </style:style>
    <style:style style:name="T27" style:family="text">
      <style:text-properties officeooo:rsid="00511f82"/>
    </style:style>
    <style:style style:name="T28" style:family="text">
      <style:text-properties officeooo:rsid="00529a2b"/>
    </style:style>
    <style:style style:name="T29" style:family="text">
      <style:text-properties officeooo:rsid="00538c1b"/>
    </style:style>
    <style:style style:name="T30" style:family="text">
      <style:text-properties officeooo:rsid="0055c383"/>
    </style:style>
    <style:style style:name="T31" style:family="text">
      <style:text-properties officeooo:rsid="0055fc58"/>
    </style:style>
    <style:style style:name="T32" style:family="text">
      <style:text-properties officeooo:rsid="0057bc8d"/>
    </style:style>
    <style:style style:name="T33" style:family="text">
      <style:text-properties officeooo:rsid="0058860a"/>
    </style:style>
    <style:style style:name="T34" style:family="text">
      <style:text-properties officeooo:rsid="005b5feb"/>
    </style:style>
    <style:style style:name="T35" style:family="text">
      <style:text-properties officeooo:rsid="005c8486"/>
    </style:style>
    <style:style style:name="T36" style:family="text">
      <style:text-properties officeooo:rsid="005e2a0f"/>
    </style:style>
    <style:style style:name="T37" style:family="text">
      <style:text-properties officeooo:rsid="005f27ca"/>
    </style:style>
    <style:style style:name="T38" style:family="text">
      <style:text-properties officeooo:rsid="00603a43"/>
    </style:style>
    <style:style style:name="T39" style:family="text">
      <style:text-properties officeooo:rsid="0061e375"/>
    </style:style>
    <style:style style:name="T40" style:family="text">
      <style:text-properties officeooo:rsid="0063b653"/>
    </style:style>
    <style:style style:name="T41" style:family="text">
      <style:text-properties officeooo:rsid="0064450b"/>
    </style:style>
    <style:style style:name="T42" style:family="text">
      <style:text-properties officeooo:rsid="00649711"/>
    </style:style>
    <style:style style:name="T43" style:family="text">
      <style:text-properties officeooo:rsid="00651eb0"/>
    </style:style>
    <style:style style:name="T44" style:family="text">
      <style:text-properties officeooo:rsid="00667aa4"/>
    </style:style>
    <style:style style:name="T45" style:family="text">
      <style:text-properties officeooo:rsid="00670b5c"/>
    </style:style>
    <style:style style:name="T46" style:family="text">
      <style:text-properties officeooo:rsid="0068391c"/>
    </style:style>
    <style:style style:name="T47" style:family="text">
      <style:text-properties officeooo:rsid="0068a508"/>
    </style:style>
    <style:style style:name="T48" style:family="text">
      <style:text-properties officeooo:rsid="0068d42c"/>
    </style:style>
    <style:style style:name="T49" style:family="text">
      <style:text-properties officeooo:rsid="00697529"/>
    </style:style>
    <style:style style:name="T50" style:family="text">
      <style:text-properties officeooo:rsid="006ac7ef"/>
    </style:style>
    <style:style style:name="T51" style:family="text">
      <style:text-properties officeooo:rsid="006c3b54"/>
    </style:style>
    <style:style style:name="T52" style:family="text">
      <style:text-properties officeooo:rsid="006d34b2"/>
    </style:style>
    <style:style style:name="T53" style:family="text">
      <style:text-properties officeooo:rsid="006e783c"/>
    </style:style>
    <style:style style:name="T54" style:family="text">
      <style:text-properties officeooo:rsid="00705fce"/>
    </style:style>
    <style:style style:name="T55" style:family="text">
      <style:text-properties officeooo:rsid="0071a928"/>
    </style:style>
    <style:style style:name="T56" style:family="text">
      <style:text-properties officeooo:rsid="0071bef7"/>
    </style:style>
    <style:style style:name="T57" style:family="text">
      <style:text-properties officeooo:rsid="007309a5"/>
    </style:style>
    <style:style style:name="T58" style:family="text">
      <style:text-properties officeooo:rsid="00745dac"/>
    </style:style>
    <style:style style:name="T59" style:family="text">
      <style:text-properties officeooo:rsid="007597a2"/>
    </style:style>
    <style:style style:name="T60" style:family="text">
      <style:text-properties officeooo:rsid="0076e4d5"/>
    </style:style>
    <style:style style:name="T61" style:family="text">
      <style:text-properties officeooo:rsid="00784089"/>
    </style:style>
    <style:style style:name="T62" style:family="text">
      <style:text-properties officeooo:rsid="0078c42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17">Resource Management <text:span text:style-name="T32">for OSGi platforms</text:span></text:p>
      <text:p text:style-name="P118"><text:span text:style-name="T32">-</text:span></text:p>
      <text:p text:style-name="P117">Conformance tests </text:p>
      <text:p text:style-name="P101"/>
      <text:p text:style-name="P125"/>
      <text:table-of-content text:style-name="Sect1" text:protected="true" text:name="Table des matières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ummary</text:p>
          </text:index-title>
          <text:p text:style-name="P229"><text:a xlink:type="simple" xlink:href="#__RefHeading__1844_43253199" text:style-name="Index_20_Link" text:visited-style-name="Index_20_Link">1)Purpose of the document<text:tab/>3</text:a></text:p>
          <text:p text:style-name="P229"><text:a xlink:type="simple" xlink:href="#__RefHeading__1846_43253199" text:style-name="Index_20_Link" text:visited-style-name="Index_20_Link">2)ResourceContext creation related tests<text:tab/>3</text:a></text:p>
          <text:p text:style-name="P230"><text:a xlink:type="simple" xlink:href="#__RefHeading__1848_43253199" text:style-name="Index_20_Link" text:visited-style-name="Index_20_Link">2.1)Test case 1 : creation of a ResourceContext<text:tab/>3</text:a></text:p>
          <text:p text:style-name="P230"><text:a xlink:type="simple" xlink:href="#__RefHeading__1850_43253199" text:style-name="Index_20_Link" text:visited-style-name="Index_20_Link">2.2)Test case 2 : creation of a ResourceContext with an existing ResourceContext name<text:tab/>3</text:a></text:p>
          <text:p text:style-name="P230"><text:a xlink:type="simple" xlink:href="#__RefHeading__1852_43253199" text:style-name="Index_20_Link" text:visited-style-name="Index_20_Link">2.3)Test case 3 : creation of a ResourceContext based on a template ResourceContext<text:tab/>4</text:a></text:p>
          <text:p text:style-name="P230"><text:a xlink:type="simple" xlink:href="#__RefHeading__1854_43253199" text:style-name="Index_20_Link" text:visited-style-name="Index_20_Link">2.4)Test case 4 : creation of a ResourceContest based on a template ResourceContext previously deleted<text:tab/>4</text:a></text:p>
          <text:p text:style-name="P230"><text:a xlink:type="simple" xlink:href="#__RefHeading__1856_43253199" text:style-name="Index_20_Link" text:visited-style-name="Index_20_Link">2.5)Test case 5 : retrieving of a ResourceContext based on a bundle identifier<text:tab/>4</text:a></text:p>
          <text:p text:style-name="P230"><text:a xlink:type="simple" xlink:href="#__RefHeading__1858_43253199" text:style-name="Index_20_Link" text:visited-style-name="Index_20_Link">2.6)Test case 6 : supported types of resources<text:tab/>5</text:a></text:p>
          <text:p text:style-name="P229"><text:a xlink:type="simple" xlink:href="#__RefHeading__1860_43253199" text:style-name="Index_20_Link" text:visited-style-name="Index_20_Link">3)Resource Context deletion related tests<text:tab/>5</text:a></text:p>
          <text:p text:style-name="P230"><text:a xlink:type="simple" xlink:href="#__RefHeading__1862_43253199" text:style-name="Index_20_Link" text:visited-style-name="Index_20_Link">3.1)Test case 1 : deletion of a ResourceContext<text:tab/>5</text:a></text:p>
          <text:p text:style-name="P230"><text:a xlink:type="simple" xlink:href="#__RefHeading__1864_43253199" text:style-name="Index_20_Link" text:visited-style-name="Index_20_Link">3.2)Test case 2 : deletion of a ResourceContext with a destination ResourceContext<text:tab/>5</text:a></text:p>
          <text:p text:style-name="P230"><text:a xlink:type="simple" xlink:href="#__RefHeading__1866_43253199" text:style-name="Index_20_Link" text:visited-style-name="Index_20_Link">3.3)Test case 3 : deletion of a ResourceContext with a previously deleted ResourceContext as destination<text:tab/>6</text:a></text:p>
          <text:p text:style-name="P229"><text:a xlink:type="simple" xlink:href="#__RefHeading__1868_43253199" text:style-name="Index_20_Link" text:visited-style-name="Index_20_Link">4)Resource context bundle management<text:tab/>6</text:a></text:p>
          <text:p text:style-name="P230"><text:a xlink:type="simple" xlink:href="#__RefHeading__1870_43253199" text:style-name="Index_20_Link" text:visited-style-name="Index_20_Link">4.1)Test case 1 : adding a bundle to a ResourceContext<text:tab/>6</text:a></text:p>
          <text:p text:style-name="P230"><text:a xlink:type="simple" xlink:href="#__RefHeading__1872_43253199" text:style-name="Index_20_Link" text:visited-style-name="Index_20_Link">4.2)Test case 2 : adding a bundle previously associated with a ResourceContext<text:tab/>7</text:a></text:p>
          <text:p text:style-name="P230"><text:a xlink:type="simple" xlink:href="#__RefHeading__1874_43253199" text:style-name="Index_20_Link" text:visited-style-name="Index_20_Link">4.3)Test case 3 : removing a bundle from a ResourceContext<text:tab/>7</text:a></text:p>
          <text:p text:style-name="P230"><text:a xlink:type="simple" xlink:href="#__RefHeading__1876_43253199" text:style-name="Index_20_Link" text:visited-style-name="Index_20_Link">4.4)Test case 4 : removing a bundle with a destination ResourceContext<text:tab/>7</text:a></text:p>
          <text:p text:style-name="P230"><text:a xlink:type="simple" xlink:href="#__RefHeading__1878_43253199" text:style-name="Index_20_Link" text:visited-style-name="Index_20_Link">4.5)Test case 5 : removing a bundle with a null destination ResourceContext<text:tab/>8</text:a></text:p>
          <text:p text:style-name="P230"><text:a xlink:type="simple" xlink:href="#__RefHeading__1880_43253199" text:style-name="Index_20_Link" text:visited-style-name="Index_20_Link">4.6)Test case 6 : removing a bundle with a destination context which has been previously deleted<text:tab/>8</text:a></text:p>
          <text:p text:style-name="P229"><text:a xlink:type="simple" xlink:href="#__RefHeading__1882_43253199" text:style-name="Index_20_Link" text:visited-style-name="Index_20_Link">5)Resource Monitor management<text:tab/>8</text:a></text:p>
          <text:p text:style-name="P230"><text:a xlink:type="simple" xlink:href="#__RefHeading__1884_43253199" text:style-name="Index_20_Link" text:visited-style-name="Index_20_Link">5.1)Test case 1 : creation of a ResourceMonitor<text:tab/>8</text:a></text:p>
          <text:p text:style-name="P230"><text:a xlink:type="simple" xlink:href="#__RefHeading__1886_43253199" text:style-name="Index_20_Link" text:visited-style-name="Index_20_Link">5.2)Test case 2 : removing a ResourceMonitor from a ResourceContext <text:tab/>9</text:a></text:p>
          <text:p text:style-name="P230"><text:a xlink:type="simple" xlink:href="#__RefHeading__1888_43253199" text:style-name="Index_20_Link" text:visited-style-name="Index_20_Link">5.3)Test case 3 : enabling and disabling a ResourceMonitor<text:tab/>9</text:a></text:p>
          <text:p text:style-name="P229"><text:a xlink:type="simple" xlink:href="#__RefHeading__1890_43253199" text:style-name="Index_20_Link" text:visited-style-name="Index_20_Link">6)Resource consumption eventing (Resource Listener)<text:tab/>9</text:a></text:p>
          <text:p text:style-name="P230"><text:a xlink:type="simple" xlink:href="#__RefHeading__1892_43253199" text:style-name="Index_20_Link" text:visited-style-name="Index_20_Link">6.1)Test case 1 : upper error threshold<text:tab/>9</text:a></text:p>
          <text:p text:style-name="P230"><text:a xlink:type="simple" xlink:href="#__RefHeading__1894_43253199" text:style-name="Index_20_Link" text:visited-style-name="Index_20_Link">6.2)Test case 2 : upper warning threshold<text:tab/>10</text:a></text:p>
          <text:p text:style-name="P230"><text:a xlink:type="simple" xlink:href="#__RefHeading__1896_43253199" text:style-name="Index_20_Link" text:visited-style-name="Index_20_Link">6.3)Test case 3 : upper warning and error thresholds<text:tab/>10</text:a></text:p>
          <text:p text:style-name="P230"><text:a xlink:type="simple" xlink:href="#__RefHeading__1898_43253199" text:style-name="Index_20_Link" text:visited-style-name="Index_20_Link">6.4)Test case 4 : lower warning threshold<text:tab/>10</text:a></text:p>
          <text:p text:style-name="P230"><text:a xlink:type="simple" xlink:href="#__RefHeading__2006_43253199" text:style-name="Index_20_Link" text:visited-style-name="Index_20_Link">6.5)Test case 5 : lower error threshold<text:tab/>11</text:a></text:p>
          <text:p text:style-name="P230"><text:a xlink:type="simple" xlink:href="#__RefHeading__2008_43253199" text:style-name="Index_20_Link" text:visited-style-name="Index_20_Link">6.6)Test case 6 : lower error and lower warning threshold<text:tab/>11</text:a></text:p>
          <text:p text:style-name="P229"><text:a xlink:type="simple" xlink:href="#__RefHeading__2128_43253199" text:style-name="Index_20_Link" text:visited-style-name="Index_20_Link">7)Resource Context events<text:tab/>11</text:a></text:p>
          <text:p text:style-name="P230"><text:a xlink:type="simple" xlink:href="#__RefHeading__2130_43253199" text:style-name="Index_20_Link" text:visited-style-name="Index_20_Link">7.1)Test case 1 : ResourceContextListener filtering RESOURCE_CONTEXT_CREATED event<text:tab/>11</text:a></text:p>
          <text:p text:style-name="P230"><text:a xlink:type="simple" xlink:href="#__RefHeading__2132_43253199" text:style-name="Index_20_Link" text:visited-style-name="Index_20_Link">7.2)Test case 2: ResourceContextListener filtering RESOURCE_CONTEXT_DELETED event<text:tab/>12</text:a></text:p>
          <text:p text:style-name="P230"><text:a xlink:type="simple" xlink:href="#__RefHeading__2134_43253199" text:style-name="Index_20_Link" text:visited-style-name="Index_20_Link">7.3)Test case 3: ResourceContextListener filtering BUNDLE_ADDED event<text:tab/>12</text:a></text:p>
          <text:p text:style-name="P230"><text:a xlink:type="simple" xlink:href="#__RefHeading__2136_43253199" text:style-name="Index_20_Link" text:visited-style-name="Index_20_Link">7.4)Test case 4: ResourceContextListener filtering BUNDLE_REMOVED event<text:tab/>13</text:a></text:p>
          <text:p text:style-name="P230"><text:a xlink:type="simple" xlink:href="#__RefHeading__2138_43253199" text:style-name="Index_20_Link" text:visited-style-name="Index_20_Link">7.5)Test case 5 : ResourceContextListener filtering events of a specific ResourceContext <text:tab/>13</text:a></text:p>
          <text:p text:style-name="P230"><text:a xlink:type="simple" xlink:href="#__RefHeading__2140_43253199" text:style-name="Index_20_Link" text:visited-style-name="Index_20_Link">7.6)Test case 6 : unregistering a ResourceContextListener<text:tab/>13</text:a></text:p>
        </text:index-body>
      </text:table-of-content>
      <text:p text:style-name="P101"/>
      <text:p text:style-name="P125"/>
      <text:h text:style-name="Heading_20_1" text:outline-level="1"><text:bookmark-start text:name="__RefHeading__1844_43253199"/>Purpose of the document<text:bookmark-end text:name="__RefHeading__1844_43253199"/></text:h>
      <text:p text:style-name="P101">This document describes conformance tests related to the Resource Management Specifications. </text:p>
      <text:p text:style-name="P2"/>
      <text:h text:style-name="P126" text:outline-level="1"><text:bookmark-start text:name="__RefHeading__1846_43253199"/><text:span text:style-name="T10">ResourceContext creation</text:span> related tests<text:bookmark-end text:name="__RefHeading__1846_43253199"/></text:h>
      <text:h text:style-name="Heading_20_2" text:outline-level="2"><text:bookmark-start text:name="__RefHeading__1848_43253199"/><text:span text:style-name="T32">Test</text:span> case 1 : <text:span text:style-name="T32">creation of a ResourceContext</text:span><text:bookmark-end text:name="__RefHeading__1848_43253199"/></text:h>
      <text:p text:style-name="P20">This <text:span text:style-name="T36">test</text:span> case validates the Resource Context creation and the retrieving of a ResourceContext.</text:p>
      <table:table table:name="ResourceManager_ResourceContextCreation_UseCase1_Steps" table:style-name="ResourceManager_5f_ResourceContextCreation_5f_UseCase1_5f_Steps">
        <table:table-column table:style-name="ResourceManager_5f_ResourceContextCreation_5f_UseCase1_5f_Steps.A"/>
        <table:table-column table:style-name="ResourceManager_5f_ResourceContextCreation_5f_UseCase1_5f_Steps.B"/>
        <table:table-row>
          <table:table-cell table:style-name="ResourceManager_5f_ResourceContextCreation_5f_UseCase1_5f_Steps.A1" office:value-type="string">
            <text:p text:style-name="P34">Steps</text:p>
          </table:table-cell>
          <table:table-cell table:style-name="ResourceManager_5f_ResourceContextCreation_5f_UseCase1_5f_Steps.B1" office:value-type="string">
            <text:p text:style-name="P34">Expected results</text:p>
          </table:table-cell>
        </table:table-row>
        <table:table-row>
          <table:table-cell table:style-name="ResourceManager_5f_ResourceContextCreation_5f_UseCase1_5f_Steps.A2" office:value-type="string">
            <text:p text:style-name="P29"><text:span text:style-name="T1">List</text:span><text:span text:style-name="T2">s</text:span><text:span text:style-name="T1"> existing contexts by calling ResourceManager.listContext()</text:span></text:p>
          </table:table-cell>
          <table:table-cell table:style-name="ResourceManager_5f_ResourceContextCreation_5f_UseCase1_5f_Steps.B2" office:value-type="string">
            <text:p text:style-name="P55">The returned list is not null and is empty.</text:p>
          </table:table-cell>
        </table:table-row>
        <table:table-row>
          <table:table-cell table:style-name="ResourceManager_5f_ResourceContextCreation_5f_UseCase1_5f_Steps.A2" office:value-type="string">
            <text:p text:style-name="P149">Register a ResourceContextListener service</text:p>
          </table:table-cell>
          <table:table-cell table:style-name="ResourceManager_5f_ResourceContextCreation_5f_UseCase1_5f_Steps.B2" office:value-type="string">
            <text:p text:style-name="P55"/>
          </table:table-cell>
        </table:table-row>
        <table:table-row>
          <table:table-cell table:style-name="ResourceManager_5f_ResourceContextCreation_5f_UseCase1_5f_Steps.A2" office:value-type="string">
            <text:p text:style-name="P29"><text:span text:style-name="T1">Create</text:span><text:span text:style-name="T2">s</text:span><text:span text:style-name="T1"> a new ResourceContext </text:span><text:span text:style-name="T9">named « context1 »</text:span></text:p>
          </table:table-cell>
          <table:table-cell table:style-name="ResourceManager_5f_ResourceContextCreation_5f_UseCase1_5f_Steps.B2" office:value-type="string">
            <text:p text:style-name="P55">The returned ResourceContext object is not null.</text:p>
            <text:p text:style-name="P149">Checks the name of the newly created ResourceContext is « context1 ».</text:p>
            <text:p text:style-name="P149">Checks the newly created ResourceContext has no associated ResourceMonitor objects.</text:p>
            <text:p text:style-name="P149">Checks the newly created ResourceContext has no associated bundles.</text:p>
            <text:p text:style-name="P149">Checks the ResourceContextListener service receives a RESOURCE_CONTEXT_CREATED ResourceContextEvent. </text:p>
          </table:table-cell>
        </table:table-row>
        <table:table-row>
          <table:table-cell table:style-name="ResourceManager_5f_ResourceContextCreation_5f_UseCase1_5f_Steps.A2" office:value-type="string">
            <text:p text:style-name="P55">Retrieves all existing Resource Contexts</text:p>
          </table:table-cell>
          <table:table-cell table:style-name="ResourceManager_5f_ResourceContextCreation_5f_UseCase1_5f_Steps.B2" office:value-type="string">
            <text:p text:style-name="P55">Check the created ResourceContext is in the returned array and the length of the array is 1.</text:p>
          </table:table-cell>
        </table:table-row>
        <table:table-row>
          <table:table-cell table:style-name="ResourceManager_5f_ResourceContextCreation_5f_UseCase1_5f_Steps.A2" office:value-type="string">
            <text:p text:style-name="P55">Retrieves the ResourceContext using ResourceContext.getContext(name of context)</text:p>
          </table:table-cell>
          <table:table-cell table:style-name="ResourceManager_5f_ResourceContextCreation_5f_UseCase1_5f_Steps.B2" office:value-type="string">
            <text:p text:style-name="P55">Checks that the returned ResourceContext object is equal to the created ResourceContext.</text:p>
          </table:table-cell>
        </table:table-row>
      </table:table>
      <text:p text:style-name="P21"/>
      <text:h text:style-name="P129" text:outline-level="2"><text:bookmark-start text:name="__RefHeading__1850_43253199"/><text:span text:style-name="T36">Test</text:span> case 2 : <text:span text:style-name="T34">c</text:span><text:span text:style-name="T33">reation of a ResourceContext with an existing ResourceContext name</text:span><text:bookmark-end text:name="__RefHeading__1850_43253199"/></text:h>
      <text:p text:style-name="P226">This <text:span text:style-name="T36">test</text:span> case tests that it is no possible to create two ResourceContext with the same name.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9">Steps</text:p>
          </table:table-cell>
          <table:table-cell table:style-name="Tableau4.B1" office:value-type="string">
            <text:p text:style-name="P39">Expected results</text:p>
          </table:table-cell>
        </table:table-row>
        <table:table-row>
          <table:table-cell table:style-name="Tableau4.A2" office:value-type="string">
            <text:p text:style-name="P150">Register<text:span text:style-name="T35">s</text:span> a ResourceContextListener service</text:p>
          </table:table-cell>
          <table:table-cell table:style-name="Tableau4.B2" office:value-type="string">
            <text:p text:style-name="P59"/>
          </table:table-cell>
        </table:table-row>
        <table:table-row>
          <table:table-cell table:style-name="Tableau4.A2" office:value-type="string">
            <text:p text:style-name="P85"><text:span text:style-name="T1">Create</text:span><text:span text:style-name="T2">s</text:span><text:span text:style-name="T1"> a new ResourceContext </text:span><text:span text:style-name="T9">named « context1 »</text:span></text:p>
          </table:table-cell>
          <table:table-cell table:style-name="Tableau4.B2" office:value-type="string">
            <text:p text:style-name="P151">Checks the returned ResourceContext object is not null.</text:p>
            <text:p text:style-name="P150">Retrieves the RESOURCE_CONTEXT_CREATED event.</text:p>
          </table:table-cell>
        </table:table-row>
        <table:table-row>
          <table:table-cell table:style-name="Tableau4.A2" office:value-type="string">
            <text:p text:style-name="P59">Retrieves all existing Resource Contexts</text:p>
          </table:table-cell>
          <table:table-cell table:style-name="Tableau4.B2" office:value-type="string">
            <text:p text:style-name="P59">Check the created ResourceContext is in the returned array and the length of the array is 1.</text:p>
          </table:table-cell>
        </table:table-row>
        <table:table-row>
          <table:table-cell table:style-name="Tableau4.A2" office:value-type="string">
            <text:p text:style-name="P150">Creates again a ResourceContext named « context1 »</text:p>
          </table:table-cell>
          <table:table-cell table:style-name="Tableau4.B2" office:value-type="string">
            <text:p text:style-name="P150">Checks a RuntimeException is thrown.</text:p>
            <text:p text:style-name="P150">Checks no ResourceContextEvent has been sent.</text:p>
            <text:p text:style-name="P150">Checks there is still one ResourceContext in the <text:soft-page-break/>list.</text:p>
          </table:table-cell>
        </table:table-row>
      </table:table>
      <text:h text:style-name="P130" text:outline-level="2"><text:bookmark-start text:name="__RefHeading__1852_43253199"/><text:span text:style-name="T36">Test</text:span> case <text:span text:style-name="T10">3 : </text:span><text:span text:style-name="T36">creation of a ResourceContext based on a template ResourceContext</text:span><text:bookmark-end text:name="__RefHeading__1852_43253199"/></text:h>
      <text:p text:style-name="P18"><text:span text:style-name="T2">This </text:span><text:span text:style-name="T36">test</text:span><text:span text:style-name="T2"> case validates the Resource Context creation with a template </text:span><text:span text:style-name="T3">Resource Context</text:span><text:span text:style-name="T2">.</text:span></text:p>
      <table:table table:name="ResourceManager_ResourceContextCreation_UseCase2_Steps" table:style-name="ResourceManager_5f_ResourceContextCreation_5f_UseCase2_5f_Steps">
        <table:table-column table:style-name="ResourceManager_5f_ResourceContextCreation_5f_UseCase2_5f_Steps.A"/>
        <table:table-column table:style-name="ResourceManager_5f_ResourceContextCreation_5f_UseCase2_5f_Steps.B"/>
        <table:table-row>
          <table:table-cell table:style-name="ResourceManager_5f_ResourceContextCreation_5f_UseCase2_5f_Steps.A1" office:value-type="string">
            <text:p text:style-name="P35">Steps</text:p>
          </table:table-cell>
          <table:table-cell table:style-name="ResourceManager_5f_ResourceContextCreation_5f_UseCase2_5f_Steps.B1" office:value-type="string">
            <text:p text:style-name="P35">Expected results</text:p>
          </table:table-cell>
        </table:table-row>
        <table:table-row>
          <table:table-cell table:style-name="ResourceManager_5f_ResourceContextCreation_5f_UseCase2_5f_Steps.A2" office:value-type="string">
            <text:p text:style-name="P76">Creates a template ResourceContext named « context1 »</text:p>
          </table:table-cell>
          <table:table-cell table:style-name="ResourceManager_5f_ResourceContextCreation_5f_UseCase2_5f_Steps.B2" office:value-type="string">
            <text:p text:style-name="P30"><text:span text:style-name="T1">The r</text:span><text:span text:style-name="T2">eturned ResourceContext object is not null</text:span></text:p>
          </table:table-cell>
        </table:table-row>
        <table:table-row>
          <table:table-cell table:style-name="ResourceManager_5f_ResourceContextCreation_5f_UseCase2_5f_Steps.A2" office:value-type="string">
            <text:p text:style-name="P76">Adds a ResourceMonitor to context1.</text:p>
          </table:table-cell>
          <table:table-cell table:style-name="ResourceManager_5f_ResourceContextCreation_5f_UseCase2_5f_Steps.B2" office:value-type="string">
            <text:p text:style-name="P56"/>
          </table:table-cell>
        </table:table-row>
        <table:table-row>
          <table:table-cell table:style-name="ResourceManager_5f_ResourceContextCreation_5f_UseCase2_5f_Steps.A2" office:value-type="string">
            <text:p text:style-name="P76">Creates a new ResourceContext named « context2 » with context1 as template</text:p>
          </table:table-cell>
          <table:table-cell table:style-name="ResourceManager_5f_ResourceContextCreation_5f_UseCase2_5f_Steps.B2" office:value-type="string">
            <text:p text:style-name="P76">Checks the name of the newly created ResourceContext is « context2 ».</text:p>
            <text:p text:style-name="P76">Checks that context2 has no associated bundles.</text:p>
            <text:p text:style-name="P78">Checks that context2 has the same ResourceMonitors as context1.</text:p>
          </table:table-cell>
        </table:table-row>
      </table:table>
      <text:p text:style-name="P3"/>
      <text:h text:style-name="Heading_20_2" text:outline-level="2"><text:bookmark-start text:name="__RefHeading__1854_43253199"/><text:span text:style-name="T36">Test</text:span> case <text:span text:style-name="T10">4 : </text:span><text:span text:style-name="T36">creation of a ResourceContest based on a template ResourceContext previously deleted</text:span><text:bookmark-end text:name="__RefHeading__1854_43253199"/></text:h>
      <text:p text:style-name="P22">This <text:span text:style-name="T36">test</text:span> case tests the ResourceContext creation with a template ResourceContext which has been previously deleted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6">Steps</text:p>
          </table:table-cell>
          <table:table-cell table:style-name="Tableau1.B1" office:value-type="string">
            <text:p text:style-name="P36">Expected results</text:p>
          </table:table-cell>
        </table:table-row>
        <table:table-row>
          <table:table-cell table:style-name="Tableau1.A2" office:value-type="string">
            <text:p text:style-name="P31"><text:span text:style-name="T2">Creates a template ResourceContext named </text:span><text:span text:style-name="T2">« context1 »</text:span></text:p>
          </table:table-cell>
          <table:table-cell table:style-name="Tableau1.B2" office:value-type="string">
            <text:p text:style-name="P31"><text:span text:style-name="T1">The r</text:span><text:span text:style-name="T2">eturned ResourceContext object is not null</text:span></text:p>
          </table:table-cell>
        </table:table-row>
        <table:table-row>
          <table:table-cell table:style-name="Tableau1.A2" office:value-type="string">
            <text:p text:style-name="P77">Adds a ResourceMonitor to context1.</text:p>
          </table:table-cell>
          <table:table-cell table:style-name="Tableau1.B2" office:value-type="string">
            <text:p text:style-name="P57"/>
          </table:table-cell>
        </table:table-row>
        <table:table-row>
          <table:table-cell table:style-name="Tableau1.A2" office:value-type="string">
            <text:p text:style-name="P78">Deletes the ResourceContext context1.</text:p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P77">Creates a new ResourceContext named « context2 » with context1 as template</text:p>
          </table:table-cell>
          <table:table-cell table:style-name="Tableau1.B2" office:value-type="string">
            <text:p text:style-name="P78">Checks the returned ResourceContext object is not null.</text:p>
            <text:p text:style-name="P77">Checks the name of the newly created ResourceContext is « context2 ».</text:p>
            <text:p text:style-name="P77">Checks that context2 has no associated bundles.</text:p>
            <text:p text:style-name="P78">Checks that context2 has no ResourceMonitor.</text:p>
          </table:table-cell>
        </table:table-row>
      </table:table>
      <text:p text:style-name="P3"/>
      <text:h text:style-name="Heading_20_2" text:outline-level="2"><text:bookmark-start text:name="__RefHeading__1856_43253199"/><text:span text:style-name="T37">Test</text:span> case <text:span text:style-name="T10">5 : </text:span><text:span text:style-name="T37">retrieving of a ResourceContext based on a bundle identifier</text:span><text:bookmark-end text:name="__RefHeading__1856_43253199"/></text:h>
      <text:p text:style-name="P1"><text:span text:style-name="T4">This </text:span><text:span text:style-name="T37">test</text:span><text:span text:style-name="T4"> case validates </text:span><text:span text:style-name="T5">the retrieving a ResourceContext based on a bundle.</text:span></text:p>
      <text:p text:style-name="P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7">Steps</text:p>
          </table:table-cell>
          <table:table-cell table:style-name="Tableau2.B1" office:value-type="string">
            <text:p text:style-name="P37">Expected results</text:p>
          </table:table-cell>
        </table:table-row>
        <table:table-row>
          <table:table-cell table:style-name="Tableau2.A2" office:value-type="string">
            <text:p text:style-name="P80">Retrieves the ResourceContext associated with bundle id 1.</text:p>
          </table:table-cell>
          <table:table-cell table:style-name="Tableau2.B2" office:value-type="string">
            <text:p text:style-name="P80">The returned ResourceContext object is null.</text:p>
          </table:table-cell>
        </table:table-row>
        <table:table-row>
          <table:table-cell table:style-name="Tableau2.A2" office:value-type="string">
            <text:p text:style-name="P80">Create the ResourceContext named « context1 »</text:p>
          </table:table-cell>
          <table:table-cell table:style-name="Tableau2.B2" office:value-type="string">
            <text:p text:style-name="P58"/>
          </table:table-cell>
        </table:table-row>
        <table:table-row>
          <table:table-cell table:style-name="Tableau2.A2" office:value-type="string">
            <text:p text:style-name="P80">Associates bundle 1 with context1</text:p>
          </table:table-cell>
          <table:table-cell table:style-name="Tableau2.B2" office:value-type="string">
            <text:p text:style-name="P32"/>
          </table:table-cell>
        </table:table-row>
        <table:table-row>
          <table:table-cell table:style-name="Tableau2.A2" office:value-type="string">
            <text:p text:style-name="P80">Retrieves the ResourceContext associated with <text:soft-page-break/>bundle id 1.</text:p>
          </table:table-cell>
          <table:table-cell table:style-name="Tableau2.B2" office:value-type="string">
            <text:p text:style-name="P79">Checks the returned ResourceContext object is <text:soft-page-break/>not null.</text:p>
            <text:p text:style-name="P32"><text:span text:style-name="T2">Checks the </text:span><text:span text:style-name="T6">returned</text:span><text:span text:style-name="T2"> </text:span><text:span text:style-name="T6">ResourceContext object is the same as context1.</text:span></text:p>
          </table:table-cell>
        </table:table-row>
        <table:table-row>
          <table:table-cell table:style-name="Tableau2.A2" office:value-type="string">
            <text:p text:style-name="P81">Retrieves the ResourceContext associated with bundle id -1 (unexisting bundle)</text:p>
          </table:table-cell>
          <table:table-cell table:style-name="Tableau2.B2" office:value-type="string">
            <text:p text:style-name="P81">Checks the returned ResourceContext object is null.</text:p>
          </table:table-cell>
        </table:table-row>
      </table:table>
      <text:p text:style-name="P5"/>
      <text:h text:style-name="Heading_20_2" text:outline-level="2"><text:bookmark-start text:name="__RefHeading__1858_43253199"/><text:span text:style-name="T38">Test</text:span> case <text:span text:style-name="T10">6 : </text:span><text:span text:style-name="T38">supported types of resources</text:span><text:bookmark-end text:name="__RefHeading__1858_43253199"/></text:h>
      <text:p text:style-name="P19"><text:span text:style-name="T7">This </text:span><text:span text:style-name="T38">test</text:span><text:span text:style-name="T7"> case checks the </text:span><text:span text:style-name="T8">retrieving of available Resource Monitor Factory.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8">Steps</text:p>
          </table:table-cell>
          <table:table-cell table:style-name="Tableau3.B1" office:value-type="string">
            <text:p text:style-name="P38">Expected results</text:p>
          </table:table-cell>
        </table:table-row>
        <table:table-row>
          <table:table-cell table:style-name="Tableau3.A2" office:value-type="string">
            <text:p text:style-name="P33"><text:span text:style-name="T6">Retrieves </text:span><text:span text:style-name="T8">the array of supported types by calling ResourceManager.getSupportedTypes().</text:span></text:p>
          </table:table-cell>
          <table:table-cell table:style-name="Tableau3.B2" office:value-type="string">
            <text:p text:style-name="P82">Checks the array is not null.</text:p>
          </table:table-cell>
        </table:table-row>
        <table:table-row>
          <table:table-cell table:style-name="Tableau3.A2" office:value-type="string">
            <text:p text:style-name="P83">Retrieves an array of ResourceMonitorFactory' ServiceReference through the BundleContext</text:p>
          </table:table-cell>
          <table:table-cell table:style-name="Tableau3.B2" office:value-type="string">
            <text:p text:style-name="P83">Checks the array of ServiceReference is not null and the number of element is equals to the number of elements returned by getSupportedTypes.</text:p>
            <text:p text:style-name="P84">Checks that all supported types are available by comparing each found ServiceReference.</text:p>
          </table:table-cell>
        </table:table-row>
      </table:table>
      <text:p text:style-name="P6"/>
      <text:p text:style-name="P6"/>
      <text:h text:style-name="Heading_20_1" text:outline-level="1"><text:bookmark-start text:name="__RefHeading__1860_43253199"/><text:span text:style-name="T10">Resource Context </text:span><text:span text:style-name="T11">deletion </text:span><text:span text:style-name="T10">related tests</text:span><text:bookmark-end text:name="__RefHeading__1860_43253199"/></text:h>
      <text:h text:style-name="P131" text:outline-level="2"><text:bookmark-start text:name="__RefHeading__1862_43253199"/><text:span text:style-name="T39">Test</text:span> case 1 : <text:span text:style-name="T39">deletion of a ResourceContext</text:span><text:bookmark-end text:name="__RefHeading__1862_43253199"/></text:h>
      <text:p text:style-name="P23"><text:span text:style-name="T12">This </text:span><text:span text:style-name="T40">test</text:span><text:span text:style-name="T12"> case validates the deletion </text:span><text:span text:style-name="T13">of </text:span><text:span text:style-name="T12">a ResourceContext with no ResourceContext as destination.</text:span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40">Steps</text:p>
          </table:table-cell>
          <table:table-cell table:style-name="Tableau5.B1" office:value-type="string">
            <text:p text:style-name="P40">Expected results</text:p>
          </table:table-cell>
        </table:table-row>
        <table:table-row>
          <table:table-cell table:style-name="Tableau5.A2" office:value-type="string">
            <text:p text:style-name="P152">Creates the ResourceContext named « context1 »</text:p>
          </table:table-cell>
          <table:table-cell table:style-name="Tableau5.B2" office:value-type="string">
            <text:p text:style-name="P60"/>
          </table:table-cell>
        </table:table-row>
        <table:table-row>
          <table:table-cell table:style-name="Tableau5.A2" office:value-type="string">
            <text:p text:style-name="P86"><text:span text:style-name="T9">Register</text:span><text:span text:style-name="T12">s</text:span><text:span text:style-name="T9"> a ResourceContextListener service</text:span></text:p>
          </table:table-cell>
          <table:table-cell table:style-name="Tableau5.B2" office:value-type="string">
            <text:p text:style-name="P60"/>
          </table:table-cell>
        </table:table-row>
        <table:table-row>
          <table:table-cell table:style-name="Tableau5.A2" office:value-type="string">
            <text:p text:style-name="P152">Removes the ResourceContext context1</text:p>
          </table:table-cell>
          <table:table-cell table:style-name="Tableau5.B2" office:value-type="string">
            <text:p text:style-name="P152">Checks it is still possible to retrieve the name of the deleted ResourceContext.</text:p>
            <text:p text:style-name="P152">Checks a RESOURCE_CONTEXT_DELETED event has been sent to ResourceContextListener.</text:p>
          </table:table-cell>
        </table:table-row>
        <table:table-row>
          <table:table-cell table:style-name="Tableau5.A2" office:value-type="string">
            <text:p text:style-name="P152">Adds a bundle to ResourceContext context1</text:p>
          </table:table-cell>
          <table:table-cell table:style-name="Tableau5.B2" office:value-type="string">
            <text:p text:style-name="P152">Checks an IllegalStateException is thrown</text:p>
          </table:table-cell>
        </table:table-row>
        <table:table-row>
          <table:table-cell table:style-name="Tableau5.A2" office:value-type="string">
            <text:p text:style-name="P152">Adds a ResourceMonitor to ResourceContext context1</text:p>
          </table:table-cell>
          <table:table-cell table:style-name="Tableau5.B2" office:value-type="string">
            <text:p text:style-name="P152">Checks an IllegalStateException is thrown.</text:p>
          </table:table-cell>
        </table:table-row>
        <table:table-row>
          <table:table-cell table:style-name="Tableau5.A2" office:value-type="string">
            <text:p text:style-name="P155">Retrieves all existing ResourceContext objects.</text:p>
          </table:table-cell>
          <table:table-cell table:style-name="Tableau5.B2" office:value-type="string">
            <text:p text:style-name="P155">The deleted ResourceContext is not in the array of existing ResourceContext.</text:p>
          </table:table-cell>
        </table:table-row>
        <table:table-row>
          <table:table-cell table:style-name="Tableau5.A2" office:value-type="string">
            <text:p text:style-name="P155">Retrieves by name the deleted ResourceContext.</text:p>
          </table:table-cell>
          <table:table-cell table:style-name="Tableau5.B2" office:value-type="string">
            <text:p text:style-name="P155">The method returns null.</text:p>
          </table:table-cell>
        </table:table-row>
      </table:table>
      <text:p text:style-name="P7"/>
      <text:h text:style-name="P132" text:outline-level="2"><text:bookmark-start text:name="__RefHeading__1864_43253199"/><text:span text:style-name="T41">Test</text:span> case 2 : <text:span text:style-name="T41">deletion of a ResourceContext with a destination ResourceContext</text:span><text:bookmark-end text:name="__RefHeading__1864_43253199"/></text:h>
      <text:p text:style-name="P103">This <text:span text:style-name="T42">test</text:span> case validates the deletion of a ResourceContext with a destination.</text:p>
      <text:p text:style-name="P103"><text:soft-page-break/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41">Steps</text:p>
          </table:table-cell>
          <table:table-cell table:style-name="Tableau6.B1" office:value-type="string">
            <text:p text:style-name="P41">Expected results</text:p>
          </table:table-cell>
        </table:table-row>
        <table:table-row>
          <table:table-cell table:style-name="Tableau6.A2" office:value-type="string">
            <text:p text:style-name="P87"><text:span text:style-name="T12">Creates </text:span><text:span text:style-name="T14">two</text:span><text:span text:style-name="T12"> ResourceContext named </text:span><text:span text:style-name="T12">« context1 » </text:span><text:span text:style-name="T14">and « context2 »</text:span></text:p>
          </table:table-cell>
          <table:table-cell table:style-name="Tableau6.B2" office:value-type="string">
            <text:p text:style-name="P61"/>
          </table:table-cell>
        </table:table-row>
        <table:table-row>
          <table:table-cell table:style-name="Tableau6.A2" office:value-type="string">
            <text:p text:style-name="P87"><text:span text:style-name="T9">Register</text:span><text:span text:style-name="T12">s</text:span><text:span text:style-name="T9"> a ResourceContextListener service</text:span></text:p>
          </table:table-cell>
          <table:table-cell table:style-name="Tableau6.B2" office:value-type="string">
            <text:p text:style-name="P61"/>
          </table:table-cell>
        </table:table-row>
        <table:table-row>
          <table:table-cell table:style-name="Tableau6.A2" office:value-type="string">
            <text:p text:style-name="P156">Adds bundle 1 to context1</text:p>
          </table:table-cell>
          <table:table-cell table:style-name="Tableau6.B2" office:value-type="string">
            <text:p text:style-name="P153"/>
          </table:table-cell>
        </table:table-row>
        <table:table-row>
          <table:table-cell table:style-name="Tableau6.A2" office:value-type="string">
            <text:p text:style-name="P156">Deletes ResourceContext context1 with context2 as destination. </text:p>
          </table:table-cell>
          <table:table-cell table:style-name="Tableau6.B2" office:value-type="string">
            <text:p text:style-name="P62"><text:span text:style-name="T14">Checks </text:span><text:span text:style-name="T15">context2 is the only existing ResourceContext.</text:span></text:p>
            <text:p text:style-name="P163">Checks that bundle 1 has been removed from context1.</text:p>
            <text:p text:style-name="P163">Checks that bundle 1 has been associated with to context2.</text:p>
            <text:p text:style-name="P163">Checks that a BUNDLE_REMOVED event has been sent.</text:p>
            <text:p text:style-name="P163">Checks that a BUNDLE_ADDED event has been sent.</text:p>
            <text:p text:style-name="P165">Checks that a RESOURCE_CONTEXT_DELETED has been sent.</text:p>
            <text:p text:style-name="P163"/>
          </table:table-cell>
        </table:table-row>
      </table:table>
      <text:p text:style-name="P8"/>
      <text:h text:style-name="P133" text:outline-level="2"><text:bookmark-start text:name="__RefHeading__1866_43253199"/><text:span text:style-name="T43">Test</text:span> case 3 : <text:span text:style-name="T43">deletion of a ResourceContext with a previously deleted ResourceContext as destination</text:span><text:bookmark-end text:name="__RefHeading__1866_43253199"/></text:h>
      <text:p text:style-name="P104">This <text:span text:style-name="T44">test</text:span> case validates the deletion of a ResourceContext with a ResourceContext destination which has been previously deleted.</text:p>
      <text:p text:style-name="P10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42">Steps</text:p>
          </table:table-cell>
          <table:table-cell table:style-name="Tableau7.B1" office:value-type="string">
            <text:p text:style-name="P42">Expected results</text:p>
          </table:table-cell>
        </table:table-row>
        <table:table-row>
          <table:table-cell table:style-name="Tableau7.A2" office:value-type="string">
            <text:p text:style-name="P88"><text:span text:style-name="T12">Creates </text:span><text:span text:style-name="T14">two</text:span><text:span text:style-name="T12"> ResourceContext named « context1 » </text:span><text:span text:style-name="T14">and « context2 »</text:span></text:p>
          </table:table-cell>
          <table:table-cell table:style-name="Tableau7.B2" office:value-type="string">
            <text:p text:style-name="P63"/>
          </table:table-cell>
        </table:table-row>
        <table:table-row>
          <table:table-cell table:style-name="Tableau7.A2" office:value-type="string">
            <text:p text:style-name="P88"><text:span text:style-name="T9">Register</text:span><text:span text:style-name="T12">s</text:span><text:span text:style-name="T9"> a ResourceContextListener service</text:span></text:p>
          </table:table-cell>
          <table:table-cell table:style-name="Tableau7.B2" office:value-type="string">
            <text:p text:style-name="P63"/>
          </table:table-cell>
        </table:table-row>
        <table:table-row>
          <table:table-cell table:style-name="Tableau7.A2" office:value-type="string">
            <text:p text:style-name="P157">Adds bundle 1 to context1</text:p>
          </table:table-cell>
          <table:table-cell table:style-name="Tableau7.B2" office:value-type="string">
            <text:p text:style-name="P154"/>
          </table:table-cell>
        </table:table-row>
        <table:table-row>
          <table:table-cell table:style-name="Tableau7.A2" office:value-type="string">
            <text:p text:style-name="P63"><text:span text:style-name="T14">Deletes ResourceContext context</text:span><text:span text:style-name="T16">2</text:span><text:span text:style-name="T14"> with </text:span><text:span text:style-name="T16">no ResourceContext</text:span><text:span text:style-name="T14"> as destination. </text:span></text:p>
          </table:table-cell>
          <table:table-cell table:style-name="Tableau7.B2" office:value-type="string">
            <text:p text:style-name="P166"/>
            <text:p text:style-name="P164"/>
          </table:table-cell>
        </table:table-row>
        <table:table-row>
          <table:table-cell table:style-name="Tableau7.A2" office:value-type="string">
            <text:p text:style-name="P167">Deletes ResourceContext context1 with context2 as destination.</text:p>
          </table:table-cell>
          <table:table-cell table:style-name="Tableau7.B2" office:value-type="string">
            <text:p text:style-name="P167">Checks there is no existing ResourceContext.</text:p>
            <text:p text:style-name="P167">Checks a BUNDLE_REMOVED event has been sent.</text:p>
            <text:p text:style-name="P167">Checks a RESOURCE_CONTEXT_DELETED event has been sent.</text:p>
          </table:table-cell>
        </table:table-row>
      </table:table>
      <text:p text:style-name="P9"/>
      <text:p text:style-name="P9"/>
      <text:h text:style-name="P127" text:outline-level="1"><text:bookmark-start text:name="__RefHeading__1868_43253199"/>Resource context bundle management<text:bookmark-end text:name="__RefHeading__1868_43253199"/></text:h>
      <text:h text:style-name="P134" text:outline-level="2"><text:bookmark-start text:name="__RefHeading__1870_43253199"/><text:span text:style-name="T45">Test</text:span> case 1 : <text:span text:style-name="T45">adding a bundle to a ResourceContext</text:span><text:bookmark-end text:name="__RefHeading__1870_43253199"/></text:h>
      <text:p text:style-name="P24"><text:span text:style-name="T17">This </text:span><text:span text:style-name="T46">test</text:span><text:span text:style-name="T17"> cases tests the adding of </text:span><text:span text:style-name="T19">a </text:span><text:span text:style-name="T17">bundle to a ResourceContext.</text:span></text:p>
      <table:table table:name="Tableau8" table:style-name="Tableau8">
        <table:table-column table:style-name="Tableau8.A"/>
        <table:table-column table:style-name="Tableau8.B"/>
        <text:soft-page-break/>
        <table:table-row>
          <table:table-cell table:style-name="Tableau8.A1" office:value-type="string">
            <text:p text:style-name="P43">Steps</text:p>
          </table:table-cell>
          <table:table-cell table:style-name="Tableau8.B1" office:value-type="string">
            <text:p text:style-name="P43">Expected results</text:p>
          </table:table-cell>
        </table:table-row>
        <table:table-row>
          <table:table-cell table:style-name="Tableau8.A2" office:value-type="string">
            <text:p text:style-name="P89"><text:span text:style-name="T12">Creates </text:span><text:span text:style-name="T18">ResourceContext</text:span><text:span text:style-name="T12"> </text:span><text:span text:style-name="T18">named </text:span><text:span text:style-name="T12">« context1 »</text:span></text:p>
          </table:table-cell>
          <table:table-cell table:style-name="Tableau8.B2" office:value-type="string">
            <text:p text:style-name="P64"/>
          </table:table-cell>
        </table:table-row>
        <table:table-row>
          <table:table-cell table:style-name="Tableau8.A2" office:value-type="string">
            <text:p text:style-name="P89"><text:span text:style-name="T9">Register</text:span><text:span text:style-name="T12">s</text:span><text:span text:style-name="T9"> a ResourceContextListener service</text:span></text:p>
          </table:table-cell>
          <table:table-cell table:style-name="Tableau8.B2" office:value-type="string">
            <text:p text:style-name="P64"/>
          </table:table-cell>
        </table:table-row>
        <table:table-row>
          <table:table-cell table:style-name="Tableau8.A2" office:value-type="string">
            <text:p text:style-name="P158">Adds bundle 1 to context1</text:p>
          </table:table-cell>
          <table:table-cell table:style-name="Tableau8.B2" office:value-type="string">
            <text:p text:style-name="P168">Checks that bundle1 is in the array of associated bundle of context1.</text:p>
            <text:p text:style-name="P168">Checks that a BUNDLE_ADDED event has been sent.</text:p>
          </table:table-cell>
        </table:table-row>
      </table:table>
      <text:p text:style-name="P10"/>
      <text:h text:style-name="P135" text:outline-level="2"><text:bookmark-start text:name="__RefHeading__1872_43253199"/><text:span text:style-name="T48">Test</text:span> case 2 : <text:span text:style-name="T45">adding a bundle previously associated with a ResourceContext</text:span><text:bookmark-end text:name="__RefHeading__1872_43253199"/></text:h>
      <text:p text:style-name="P105">This <text:span text:style-name="T46">test</text:span> case tests the adding of a bundle previously added to another ResourceContext.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44">Steps</text:p>
          </table:table-cell>
          <table:table-cell table:style-name="Tableau9.B1" office:value-type="string">
            <text:p text:style-name="P44">Expected results</text:p>
          </table:table-cell>
        </table:table-row>
        <table:table-row>
          <table:table-cell table:style-name="Tableau9.A2" office:value-type="string">
            <text:p text:style-name="P90"><text:span text:style-name="T12">Creates </text:span><text:span text:style-name="T18">ResourceContext</text:span><text:span text:style-name="T12"> </text:span><text:span text:style-name="T18">named </text:span><text:span text:style-name="T12">« context1 »</text:span></text:p>
          </table:table-cell>
          <table:table-cell table:style-name="Tableau9.B2" office:value-type="string">
            <text:p text:style-name="P65"/>
          </table:table-cell>
        </table:table-row>
        <table:table-row>
          <table:table-cell table:style-name="Tableau9.A2" office:value-type="string">
            <text:p text:style-name="P90"><text:span text:style-name="T9">Register</text:span><text:span text:style-name="T12">s</text:span><text:span text:style-name="T9"> a ResourceContextListener service</text:span></text:p>
          </table:table-cell>
          <table:table-cell table:style-name="Tableau9.B2" office:value-type="string">
            <text:p text:style-name="P65"/>
          </table:table-cell>
        </table:table-row>
        <table:table-row>
          <table:table-cell table:style-name="Tableau9.A2" office:value-type="string">
            <text:p text:style-name="P159">Adds bundle 1 to context1</text:p>
          </table:table-cell>
          <table:table-cell table:style-name="Tableau9.B2" office:value-type="string">
            <text:p text:style-name="P169">Checks that bundle1 is in the array of associated bundle of context1.</text:p>
          </table:table-cell>
        </table:table-row>
        <table:table-row>
          <table:table-cell table:style-name="Tableau9.A2" office:value-type="string">
            <text:p text:style-name="P173">Adds bundle 1 to context2</text:p>
          </table:table-cell>
          <table:table-cell table:style-name="Tableau9.B2" office:value-type="string">
            <text:p text:style-name="P173">Checks a RuntimeException is thrown.</text:p>
            <text:p text:style-name="P173">Checks that no bundle is associated to context2.</text:p>
            <text:p text:style-name="P173">Checks that bundle 1 is still associated with context1.</text:p>
          </table:table-cell>
        </table:table-row>
      </table:table>
      <text:p text:style-name="P11"/>
      <text:h text:style-name="P136" text:outline-level="2"><text:bookmark-start text:name="__RefHeading__1874_43253199"/><text:span text:style-name="T48">Test</text:span> case 3 : <text:span text:style-name="T47">removing a bundle from a ResourceContext</text:span><text:bookmark-end text:name="__RefHeading__1874_43253199"/></text:h>
      <text:p text:style-name="P106">This <text:span text:style-name="T47">test</text:span> case validates the removing of a bundle from a ResourceContext.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45">Steps</text:p>
          </table:table-cell>
          <table:table-cell table:style-name="Tableau10.B1" office:value-type="string">
            <text:p text:style-name="P45">Expected results</text:p>
          </table:table-cell>
        </table:table-row>
        <table:table-row>
          <table:table-cell table:style-name="Tableau10.A2" office:value-type="string">
            <text:p text:style-name="P91"><text:span text:style-name="T12">Creates </text:span><text:span text:style-name="T18">ResourceContext</text:span><text:span text:style-name="T12"> </text:span><text:span text:style-name="T18">named </text:span><text:span text:style-name="T12">« context1 »</text:span></text:p>
          </table:table-cell>
          <table:table-cell table:style-name="Tableau10.B2" office:value-type="string">
            <text:p text:style-name="P66"/>
          </table:table-cell>
        </table:table-row>
        <table:table-row>
          <table:table-cell table:style-name="Tableau10.A2" office:value-type="string">
            <text:p text:style-name="P91"><text:span text:style-name="T9">Register</text:span><text:span text:style-name="T12">s</text:span><text:span text:style-name="T9"> a ResourceContextListener service</text:span></text:p>
          </table:table-cell>
          <table:table-cell table:style-name="Tableau10.B2" office:value-type="string">
            <text:p text:style-name="P66"/>
          </table:table-cell>
        </table:table-row>
        <table:table-row>
          <table:table-cell table:style-name="Tableau10.A2" office:value-type="string">
            <text:p text:style-name="P160">Adds bundle 1 to context1</text:p>
          </table:table-cell>
          <table:table-cell table:style-name="Tableau10.B2" office:value-type="string">
            <text:p text:style-name="P170"/>
          </table:table-cell>
        </table:table-row>
        <table:table-row>
          <table:table-cell table:style-name="Tableau10.A2" office:value-type="string">
            <text:p text:style-name="P91"><text:span text:style-name="T21">Removes</text:span><text:span text:style-name="T20"> bundle 1 </text:span><text:span text:style-name="T21">from context1.</text:span></text:p>
          </table:table-cell>
          <table:table-cell table:style-name="Tableau10.B2" office:value-type="string">
            <text:p text:style-name="P174">Checks that bundle 1 is no longer in the array of bundle associated to context1.</text:p>
            <text:p text:style-name="P174">Checks that a BUNDLE_REMOVED event has been received.</text:p>
          </table:table-cell>
        </table:table-row>
        <table:table-row>
          <table:table-cell table:style-name="Tableau10.A2" office:value-type="string">
            <text:p text:style-name="P176">Removes again bundle 1 from context1</text:p>
          </table:table-cell>
          <table:table-cell table:style-name="Tableau10.B2" office:value-type="string">
            <text:p text:style-name="P176">Checks a RuntimeException has been thrown.</text:p>
          </table:table-cell>
        </table:table-row>
      </table:table>
      <text:p text:style-name="P12"/>
      <text:h text:style-name="P137" text:outline-level="2"><text:bookmark-start text:name="__RefHeading__1876_43253199"/><text:span text:style-name="T48">Test</text:span> case 4 : <text:span text:style-name="T49">removing a bundle with a destination ResourceContext</text:span><text:bookmark-end text:name="__RefHeading__1876_43253199"/></text:h>
      <text:p text:style-name="P107">This <text:span text:style-name="T48">test</text:span> case tests the removing of a bundle from a context with a destination context.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6">Steps</text:p>
          </table:table-cell>
          <table:table-cell table:style-name="Tableau11.B1" office:value-type="string">
            <text:p text:style-name="P46">Expected results</text:p>
          </table:table-cell>
        </table:table-row>
        <table:table-row>
          <table:table-cell table:style-name="Tableau11.A2" office:value-type="string">
            <text:p text:style-name="P92"><text:span text:style-name="T12">Creates </text:span><text:span text:style-name="T22">two</text:span><text:span text:style-name="T12"> </text:span><text:span text:style-name="T18">ResourceContext</text:span><text:span text:style-name="T12"> </text:span><text:span text:style-name="T18">named </text:span><text:span text:style-name="T12">« context1 » </text:span><text:span text:style-name="T22">and « context2 »</text:span></text:p>
          </table:table-cell>
          <table:table-cell table:style-name="Tableau11.B2" office:value-type="string">
            <text:p text:style-name="P67"/>
          </table:table-cell>
        </table:table-row>
        <table:table-row>
          <table:table-cell table:style-name="Tableau11.A2" office:value-type="string">
            <text:p text:style-name="P92"><text:span text:style-name="T9">Register</text:span><text:span text:style-name="T12">s</text:span><text:span text:style-name="T9"> a ResourceContextListener service</text:span></text:p>
          </table:table-cell>
          <table:table-cell table:style-name="Tableau11.B2" office:value-type="string">
            <text:p text:style-name="P67"/>
          </table:table-cell>
        </table:table-row>
        <text:soft-page-break/>
        <table:table-row>
          <table:table-cell table:style-name="Tableau11.A2" office:value-type="string">
            <text:p text:style-name="P161">Adds bundle 1 to context1</text:p>
          </table:table-cell>
          <table:table-cell table:style-name="Tableau11.B2" office:value-type="string">
            <text:p text:style-name="P171"/>
          </table:table-cell>
        </table:table-row>
        <table:table-row>
          <table:table-cell table:style-name="Tableau11.A2" office:value-type="string">
            <text:p text:style-name="P92"><text:span text:style-name="T21">Removes</text:span><text:span text:style-name="T20"> bundle 1 </text:span><text:span text:style-name="T21">from context1 </text:span><text:span text:style-name="T22">and specify context2 as destination. </text:span></text:p>
          </table:table-cell>
          <table:table-cell table:style-name="Tableau11.B2" office:value-type="string">
            <text:p text:style-name="P175">Checks that bundle 1 is no longer in the array of bundle associated to context1.</text:p>
            <text:p text:style-name="P175">Checks that a BUNDLE_REMOVED event has been received.</text:p>
            <text:p text:style-name="P67"><text:span text:style-name="T22">Checks that bundle 1 has been associated with </text:span><text:span text:style-name="T22">context2.</text:span></text:p>
            <text:p text:style-name="P177">Checks that a BUNDLE_ADED event has been received.</text:p>
          </table:table-cell>
        </table:table-row>
      </table:table>
      <text:p text:style-name="P13"/>
      <text:h text:style-name="P138" text:outline-level="2"><text:bookmark-start text:name="__RefHeading__1878_43253199"/><text:span text:style-name="T50">Test</text:span> case 5 : <text:span text:style-name="T50">removing a bundle with a null destination ResourceContext</text:span><text:bookmark-end text:name="__RefHeading__1878_43253199"/></text:h>
      <text:p text:style-name="P108">This <text:span text:style-name="T50">test</text:span> case validates the removing of a bundle from a ResourceContext with a null destination.</text:p>
      <text:p text:style-name="P108">This <text:span text:style-name="T50">test</text:span> case is similar to the use case 3,</text:p>
      <text:p text:style-name="P108"/>
      <text:h text:style-name="P138" text:outline-level="2"><text:bookmark-start text:name="__RefHeading__1880_43253199"/><text:span text:style-name="T51">Test</text:span> case 6 : <text:span text:style-name="T51">removing a bundle with a destination context which has been previously deleted</text:span><text:bookmark-end text:name="__RefHeading__1880_43253199"/></text:h>
      <text:p text:style-name="P109">This <text:span text:style-name="T51">test</text:span> case checks the removing of a bundle from a ResourceContext with a destination Resource Context which has been removed.</text:p>
      <text:p text:style-name="P109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47">Steps</text:p>
          </table:table-cell>
          <table:table-cell table:style-name="Tableau12.B1" office:value-type="string">
            <text:p text:style-name="P47">Expected results</text:p>
          </table:table-cell>
        </table:table-row>
        <table:table-row>
          <table:table-cell table:style-name="Tableau12.A2" office:value-type="string">
            <text:p text:style-name="P93"><text:span text:style-name="T12">Creates </text:span><text:span text:style-name="T22">two</text:span><text:span text:style-name="T12"> </text:span><text:span text:style-name="T18">ResourceContext</text:span><text:span text:style-name="T12"> </text:span><text:span text:style-name="T18">named </text:span><text:span text:style-name="T12">« context1 » </text:span><text:span text:style-name="T22">and « context2 »</text:span></text:p>
          </table:table-cell>
          <table:table-cell table:style-name="Tableau12.B2" office:value-type="string">
            <text:p text:style-name="P68"/>
          </table:table-cell>
        </table:table-row>
        <table:table-row>
          <table:table-cell table:style-name="Tableau12.A2" office:value-type="string">
            <text:p text:style-name="P93"><text:span text:style-name="T9">Register</text:span><text:span text:style-name="T12">s</text:span><text:span text:style-name="T9"> a ResourceContextListener service</text:span></text:p>
          </table:table-cell>
          <table:table-cell table:style-name="Tableau12.B2" office:value-type="string">
            <text:p text:style-name="P68"/>
          </table:table-cell>
        </table:table-row>
        <table:table-row>
          <table:table-cell table:style-name="Tableau12.A2" office:value-type="string">
            <text:p text:style-name="P162">Adds bundle 1 to context1</text:p>
          </table:table-cell>
          <table:table-cell table:style-name="Tableau12.B2" office:value-type="string">
            <text:p text:style-name="P172"/>
          </table:table-cell>
        </table:table-row>
        <table:table-row>
          <table:table-cell table:style-name="Tableau12.A2" office:value-type="string">
            <text:p text:style-name="P178">Deletes context2</text:p>
          </table:table-cell>
          <table:table-cell table:style-name="Tableau12.B2" office:value-type="string">
            <text:p text:style-name="P68"/>
          </table:table-cell>
        </table:table-row>
        <table:table-row>
          <table:table-cell table:style-name="Tableau12.A2" office:value-type="string">
            <text:p text:style-name="P93"><text:span text:style-name="T21">Removes</text:span><text:span text:style-name="T20"> bundle 1 </text:span><text:span text:style-name="T21">from context1 </text:span><text:span text:style-name="T22">and specify context2 as destination. </text:span></text:p>
          </table:table-cell>
          <table:table-cell table:style-name="Tableau12.B2" office:value-type="string">
            <text:p text:style-name="P178">Checks that a RuntimeException is thrown.</text:p>
            <text:p text:style-name="P178">Checks that bundle1 has been removed from context1,</text:p>
            <text:p text:style-name="P178">Checks that a BUNDLE_REMOVED event has been received.</text:p>
          </table:table-cell>
        </table:table-row>
      </table:table>
      <text:p text:style-name="P14"/>
      <text:h text:style-name="P128" text:outline-level="1"><text:bookmark-start text:name="__RefHeading__1882_43253199"/>Resource Monitor management<text:bookmark-end text:name="__RefHeading__1882_43253199"/></text:h>
      <text:h text:style-name="P139" text:outline-level="2"><text:bookmark-start text:name="__RefHeading__1884_43253199"/><text:span text:style-name="T52">Test</text:span> case 1 : <text:span text:style-name="T52">creation of a ResourceMonitor</text:span><text:bookmark-end text:name="__RefHeading__1884_43253199"/></text:h>
      <text:p text:style-name="P227">This <text:span text:style-name="T52">test</text:span> case tests the creation of a ResourceMonitor through a ResourceMonitorFactory.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48">Steps</text:p>
          </table:table-cell>
          <table:table-cell table:style-name="Tableau13.B1" office:value-type="string">
            <text:p text:style-name="P48">Expected results</text:p>
          </table:table-cell>
        </table:table-row>
        <table:table-row>
          <table:table-cell table:style-name="Tableau13.A2" office:value-type="string">
            <text:p text:style-name="P94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13.B2" office:value-type="string">
            <text:p text:style-name="P69"/>
          </table:table-cell>
        </table:table-row>
        <table:table-row>
          <table:table-cell table:style-name="Tableau13.A2" office:value-type="string">
            <text:p text:style-name="P179">Looks up the CPU ResourceMonitorFactory</text:p>
          </table:table-cell>
          <table:table-cell table:style-name="Tableau13.B2" office:value-type="string">
            <text:p text:style-name="P69"/>
          </table:table-cell>
        </table:table-row>
        <table:table-row>
          <table:table-cell table:style-name="Tableau13.A2" office:value-type="string">
            <text:p text:style-name="P179">Creates a CPU ResourceMonitor for context1</text:p>
          </table:table-cell>
          <table:table-cell table:style-name="Tableau13.B2" office:value-type="string">
            <text:p text:style-name="P179">Checks that the newly created ResourceMonitor has been added to context1.</text:p>
            <text:p text:style-name="P179">Retrieves the CPU ResourceMonitor through <text:soft-page-break/>ResourceContext.getMonitor(type)</text:p>
            <text:p text:style-name="P179">Checks the state of the ResourceMonitor :</text:p>
            <text:list xml:id="list29204341" text:style-name="L1">
              <text:list-item>
                <text:p text:style-name="P180">the ResourceMonitor is not deleted</text:p>
              </text:list-item>
              <text:list-item>
                <text:p text:style-name="P180">the ResourceMonitor is not enabled.</text:p>
              </text:list-item>
            </text:list>
          </table:table-cell>
        </table:table-row>
        <table:table-row>
          <table:table-cell table:style-name="Tableau13.A2" office:value-type="string">
            <text:p text:style-name="P202">Creates again a CPU ResourceMonitor for context1</text:p>
          </table:table-cell>
          <table:table-cell table:style-name="Tableau13.B2" office:value-type="string">
            <text:p text:style-name="P202">Checks that a RuntimeExcpetion is thrown.</text:p>
            <text:p text:style-name="P202">Checks the set of ResourceMonitor associated to <text:s/>context1 is the same.</text:p>
          </table:table-cell>
        </table:table-row>
      </table:table>
      <text:p text:style-name="P15"/>
      <text:h text:style-name="P140" text:outline-level="2"><text:bookmark-start text:name="__RefHeading__1886_43253199"/><text:span text:style-name="T53">Test</text:span> case 2 : <text:span text:style-name="T52">removing a ResourceMonitor from a ResourceContext </text:span><text:bookmark-end text:name="__RefHeading__1886_43253199"/></text:h>
      <text:p text:style-name="P110">This <text:span text:style-name="T53">test</text:span> case validates the deletion of ResourceMonitor from a ResourceContext.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49">Steps</text:p>
          </table:table-cell>
          <table:table-cell table:style-name="Tableau14.B1" office:value-type="string">
            <text:p text:style-name="P49">Expected results</text:p>
          </table:table-cell>
        </table:table-row>
        <table:table-row>
          <table:table-cell table:style-name="Tableau14.A2" office:value-type="string">
            <text:p text:style-name="P95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14.B2" office:value-type="string">
            <text:p text:style-name="P70"/>
          </table:table-cell>
        </table:table-row>
        <table:table-row>
          <table:table-cell table:style-name="Tableau14.A2" office:value-type="string">
            <text:p text:style-name="P181">Looks up the CPU ResourceMonitorFactory</text:p>
          </table:table-cell>
          <table:table-cell table:style-name="Tableau14.B2" office:value-type="string">
            <text:p text:style-name="P70"/>
          </table:table-cell>
        </table:table-row>
        <table:table-row>
          <table:table-cell table:style-name="Tableau14.A2" office:value-type="string">
            <text:p text:style-name="P181">Creates a CPU ResourceMonitor for context1</text:p>
          </table:table-cell>
          <table:table-cell table:style-name="Tableau14.B2" office:value-type="string">
            <text:p text:style-name="P181"/>
          </table:table-cell>
        </table:table-row>
        <table:table-row>
          <table:table-cell table:style-name="Tableau14.A2" office:value-type="string">
            <text:p text:style-name="P203">Deletes the CPU ResourceMonitor created for context1</text:p>
          </table:table-cell>
          <table:table-cell table:style-name="Tableau14.B2" office:value-type="string">
            <text:p text:style-name="P203">Checks the deleted CPU ResourceMonitor is no longer in the set of ResourceMonitor associated with context1.</text:p>
            <text:p text:style-name="P203">Checks the CPU ResourceMonitor state has been updated accordingly (i.e ResourceMonitor.isDeleted() returns true) </text:p>
          </table:table-cell>
        </table:table-row>
      </table:table>
      <text:p text:style-name="P16"/>
      <text:h text:style-name="P141" text:outline-level="2"><text:bookmark-start text:name="__RefHeading__1888_43253199"/><text:span text:style-name="T53">Test</text:span> case 3 : <text:span text:style-name="T53">enabling and disabling a ResourceMonitor</text:span><text:bookmark-end text:name="__RefHeading__1888_43253199"/></text:h>
      <text:p text:style-name="P111">This <text:span text:style-name="T53">test</text:span> case checks the enabling/disabling of a ResourceMonitor. 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50">Steps</text:p>
          </table:table-cell>
          <table:table-cell table:style-name="Tableau15.B1" office:value-type="string">
            <text:p text:style-name="P50">Expected results</text:p>
          </table:table-cell>
        </table:table-row>
        <table:table-row>
          <table:table-cell table:style-name="Tableau15.A2" office:value-type="string">
            <text:p text:style-name="P96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15.B2" office:value-type="string">
            <text:p text:style-name="P71"/>
          </table:table-cell>
        </table:table-row>
        <table:table-row>
          <table:table-cell table:style-name="Tableau15.A2" office:value-type="string">
            <text:p text:style-name="P182">Looks up the CPU ResourceMonitorFactory</text:p>
          </table:table-cell>
          <table:table-cell table:style-name="Tableau15.B2" office:value-type="string">
            <text:p text:style-name="P71"/>
          </table:table-cell>
        </table:table-row>
        <table:table-row>
          <table:table-cell table:style-name="Tableau15.A2" office:value-type="string">
            <text:p text:style-name="P182">Creates a CPU ResourceMonitor for context1</text:p>
          </table:table-cell>
          <table:table-cell table:style-name="Tableau15.B2" office:value-type="string">
            <text:p text:style-name="P182"/>
          </table:table-cell>
        </table:table-row>
        <table:table-row>
          <table:table-cell table:style-name="Tableau15.A2" office:value-type="string">
            <text:p text:style-name="P204">Enables the newly created CPU ResourceMonitor</text:p>
          </table:table-cell>
          <table:table-cell table:style-name="Tableau15.B2" office:value-type="string">
            <text:p text:style-name="P204">Checks that ResourceMonitor.isEnabled() returns true.</text:p>
          </table:table-cell>
        </table:table-row>
        <table:table-row>
          <table:table-cell table:style-name="Tableau15.A2" office:value-type="string">
            <text:p text:style-name="P204">Disables the CPU ResourceMonitor</text:p>
          </table:table-cell>
          <table:table-cell table:style-name="Tableau15.B2" office:value-type="string">
            <text:p text:style-name="P204">Checks that ResourceMonitor.isEnabled() returns false.</text:p>
          </table:table-cell>
        </table:table-row>
        <table:table-row>
          <table:table-cell table:style-name="Tableau15.A2" office:value-type="string">
            <text:p text:style-name="P204">Deletes the CPU ResourceMonitor</text:p>
          </table:table-cell>
          <table:table-cell table:style-name="Tableau15.B2" office:value-type="string">
            <text:p text:style-name="P71"/>
          </table:table-cell>
        </table:table-row>
        <table:table-row>
          <table:table-cell table:style-name="Tableau15.A2" office:value-type="string">
            <text:p text:style-name="P204">Enables the deleted CPU ResourceMonitor</text:p>
          </table:table-cell>
          <table:table-cell table:style-name="Tableau15.B2" office:value-type="string">
            <text:p text:style-name="P204">Checks that an IllegalStateException is thrown</text:p>
          </table:table-cell>
        </table:table-row>
        <table:table-row>
          <table:table-cell table:style-name="Tableau15.A2" office:value-type="string">
            <text:p text:style-name="P204">Disables the deleted CPU ResourceMonitor</text:p>
          </table:table-cell>
          <table:table-cell table:style-name="Tableau15.B2" office:value-type="string">
            <text:p text:style-name="P204">Checks that an IllegalStateException is thrown</text:p>
          </table:table-cell>
        </table:table-row>
      </table:table>
      <text:p text:style-name="P17"/>
      <text:h text:style-name="Heading_20_1" text:outline-level="1"><text:bookmark-start text:name="__RefHeading__1890_43253199"/><text:span text:style-name="T53">Resource consumption e</text:span><text:span text:style-name="T24">venting </text:span><text:span text:style-name="T26">(Resource Listener)</text:span><text:bookmark-end text:name="__RefHeading__1890_43253199"/></text:h>
      <text:h text:style-name="P142" text:outline-level="2"><text:bookmark-start text:name="__RefHeading__1892_43253199"/><text:span text:style-name="T53">Test</text:span> case 1 : <text:span text:style-name="T53">upper error threshold</text:span><text:bookmark-end text:name="__RefHeading__1892_43253199"/></text:h>
      <text:p text:style-name="P25"><text:span text:style-name="T25">This </text:span><text:span text:style-name="T53">test</text:span><text:span text:style-name="T25"> case </text:span><text:span text:style-name="T26">checks the receiving of <text:s/></text:span><text:span text:style-name="T27">upper </text:span><text:span text:style-name="T26">ERROR event type.</text:span>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51">Steps</text:p>
          </table:table-cell>
          <table:table-cell table:style-name="Tableau16.B1" office:value-type="string">
            <text:p text:style-name="P51">Expected results</text:p>
          </table:table-cell>
        </table:table-row>
        <text:soft-page-break/>
        <table:table-row>
          <table:table-cell table:style-name="Tableau16.A2" office:value-type="string">
            <text:p text:style-name="P97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16.B2" office:value-type="string">
            <text:p text:style-name="P72"/>
          </table:table-cell>
        </table:table-row>
        <table:table-row>
          <table:table-cell table:style-name="Tableau16.A2" office:value-type="string">
            <text:p text:style-name="P183">Looks up the CPU ResourceMonitorFactory</text:p>
          </table:table-cell>
          <table:table-cell table:style-name="Tableau16.B2" office:value-type="string">
            <text:p text:style-name="P72"/>
          </table:table-cell>
        </table:table-row>
        <table:table-row>
          <table:table-cell table:style-name="Tableau16.A2" office:value-type="string">
            <text:p text:style-name="P183">Creates a CPU ResourceMonitor for context1</text:p>
          </table:table-cell>
          <table:table-cell table:style-name="Tableau16.B2" office:value-type="string">
            <text:p text:style-name="P183"/>
          </table:table-cell>
        </table:table-row>
        <table:table-row>
          <table:table-cell table:style-name="Tableau16.A2" office:value-type="string">
            <text:p text:style-name="P210">Registers a ResourceListener with an ERROR upper threshold.</text:p>
          </table:table-cell>
          <table:table-cell table:style-name="Tableau16.B2" office:value-type="string">
            <text:p text:style-name="P205"/>
          </table:table-cell>
        </table:table-row>
        <table:table-row>
          <table:table-cell table:style-name="Tableau16.A2" office:value-type="string">
            <text:p text:style-name="P97"><text:span text:style-name="T26">Waits for incoming event</text:span><text:span text:style-name="T29">s</text:span></text:p>
          </table:table-cell>
          <table:table-cell table:style-name="Tableau16.B2" office:value-type="string">
            <text:p text:style-name="P210">Checks each received event is compatible with the upper ERROR threshold set by the ResourceListener.</text:p>
          </table:table-cell>
        </table:table-row>
      </table:table>
      <text:p text:style-name="P112"/>
      <text:h text:style-name="Heading_20_2" text:outline-level="2"><text:bookmark-start text:name="__RefHeading__1894_43253199"/><text:span text:style-name="T53">Test</text:span><text:span text:style-name="T25"> case </text:span><text:span text:style-name="T28">2 : </text:span><text:span text:style-name="T53">upper warning threshold</text:span><text:bookmark-end text:name="__RefHeading__1894_43253199"/></text:h>
      <text:p text:style-name="P26"><text:span text:style-name="T25">This </text:span><text:span text:style-name="T53">test</text:span><text:span text:style-name="T25"> case </text:span><text:span text:style-name="T26">checks the receiving of <text:s/></text:span><text:span text:style-name="T27">upper </text:span><text:span text:style-name="T28">WARNING</text:span><text:span text:style-name="T26"> event type.</text:span></text:p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52">Steps</text:p>
          </table:table-cell>
          <table:table-cell table:style-name="Tableau17.B1" office:value-type="string">
            <text:p text:style-name="P52">Expected results</text:p>
          </table:table-cell>
        </table:table-row>
        <table:table-row>
          <table:table-cell table:style-name="Tableau17.A2" office:value-type="string">
            <text:p text:style-name="P98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17.B2" office:value-type="string">
            <text:p text:style-name="P73"/>
          </table:table-cell>
        </table:table-row>
        <table:table-row>
          <table:table-cell table:style-name="Tableau17.A2" office:value-type="string">
            <text:p text:style-name="P184">Looks up the CPU ResourceMonitorFactory</text:p>
          </table:table-cell>
          <table:table-cell table:style-name="Tableau17.B2" office:value-type="string">
            <text:p text:style-name="P73"/>
          </table:table-cell>
        </table:table-row>
        <table:table-row>
          <table:table-cell table:style-name="Tableau17.A2" office:value-type="string">
            <text:p text:style-name="P184">Creates a CPU ResourceMonitor for context1</text:p>
          </table:table-cell>
          <table:table-cell table:style-name="Tableau17.B2" office:value-type="string">
            <text:p text:style-name="P184"/>
          </table:table-cell>
        </table:table-row>
        <table:table-row>
          <table:table-cell table:style-name="Tableau17.A2" office:value-type="string">
            <text:p text:style-name="P98"><text:span text:style-name="T26">Registers a ResourceListener with an upper </text:span><text:span text:style-name="T28">WARNING</text:span><text:span text:style-name="T26"> threshold.</text:span></text:p>
          </table:table-cell>
          <table:table-cell table:style-name="Tableau17.B2" office:value-type="string">
            <text:p text:style-name="P206"/>
          </table:table-cell>
        </table:table-row>
        <table:table-row>
          <table:table-cell table:style-name="Tableau17.A2" office:value-type="string">
            <text:p text:style-name="P98"><text:span text:style-name="T26">Waits for incoming event</text:span><text:span text:style-name="T29">s</text:span></text:p>
          </table:table-cell>
          <table:table-cell table:style-name="Tableau17.B2" office:value-type="string">
            <text:p text:style-name="P73"><text:span text:style-name="T26">Checks each received event is compatible with the upper </text:span><text:span text:style-name="T28">WARNING</text:span><text:span text:style-name="T26"> threshold set by the ResourceListener.</text:span></text:p>
          </table:table-cell>
        </table:table-row>
      </table:table>
      <text:p text:style-name="P113"/>
      <text:h text:style-name="P143" text:outline-level="2"><text:bookmark-start text:name="__RefHeading__1896_43253199"/><text:span text:style-name="T53">Test</text:span><text:span text:style-name="T25"> case </text:span><text:span text:style-name="T30">3 : </text:span><text:span text:style-name="T53">upper warning and error thresholds</text:span><text:bookmark-end text:name="__RefHeading__1896_43253199"/></text:h>
      <text:p text:style-name="P27"><text:span text:style-name="T25">This </text:span><text:span text:style-name="T53">test</text:span><text:span text:style-name="T25"> case </text:span><text:span text:style-name="T26">checks the receiving of <text:s/></text:span><text:span text:style-name="T27">upper </text:span><text:span text:style-name="T28">WARNING</text:span><text:span text:style-name="T26"> event type </text:span><text:span text:style-name="T30">and upper ERROR event type</text:span><text:span text:style-name="T26">.</text:span></text:p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53">Steps</text:p>
          </table:table-cell>
          <table:table-cell table:style-name="Tableau18.B1" office:value-type="string">
            <text:p text:style-name="P53">Expected results</text:p>
          </table:table-cell>
        </table:table-row>
        <table:table-row>
          <table:table-cell table:style-name="Tableau18.A2" office:value-type="string">
            <text:p text:style-name="P99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18.B2" office:value-type="string">
            <text:p text:style-name="P74"/>
          </table:table-cell>
        </table:table-row>
        <table:table-row>
          <table:table-cell table:style-name="Tableau18.A2" office:value-type="string">
            <text:p text:style-name="P185">Looks up the CPU ResourceMonitorFactory</text:p>
          </table:table-cell>
          <table:table-cell table:style-name="Tableau18.B2" office:value-type="string">
            <text:p text:style-name="P74"/>
          </table:table-cell>
        </table:table-row>
        <table:table-row>
          <table:table-cell table:style-name="Tableau18.A2" office:value-type="string">
            <text:p text:style-name="P185">Creates a CPU ResourceMonitor for context1</text:p>
          </table:table-cell>
          <table:table-cell table:style-name="Tableau18.B2" office:value-type="string">
            <text:p text:style-name="P185"/>
          </table:table-cell>
        </table:table-row>
        <table:table-row>
          <table:table-cell table:style-name="Tableau18.A2" office:value-type="string">
            <text:p text:style-name="P99"><text:span text:style-name="T26">Registers a ResourceListener with an upper </text:span><text:span text:style-name="T28">WARNING</text:span><text:span text:style-name="T26"> threshold </text:span><text:span text:style-name="T30">and an upper ERROR threshold</text:span><text:span text:style-name="T26">.</text:span></text:p>
          </table:table-cell>
          <table:table-cell table:style-name="Tableau18.B2" office:value-type="string">
            <text:p text:style-name="P207"/>
          </table:table-cell>
        </table:table-row>
        <table:table-row>
          <table:table-cell table:style-name="Tableau18.A2" office:value-type="string">
            <text:p text:style-name="P99"><text:span text:style-name="T26">Waits for incoming event</text:span><text:span text:style-name="T29">s</text:span></text:p>
          </table:table-cell>
          <table:table-cell table:style-name="Tableau18.B2" office:value-type="string">
            <text:p text:style-name="P74"><text:span text:style-name="T26">Checks each received event is compatible with the threshold</text:span><text:span text:style-name="T30">s</text:span><text:span text:style-name="T26"> set by the ResourceListener.</text:span></text:p>
          </table:table-cell>
        </table:table-row>
      </table:table>
      <text:p text:style-name="P114"/>
      <text:h text:style-name="P144" text:outline-level="2"><text:bookmark-start text:name="__RefHeading__1898_43253199"/><text:span text:style-name="T54">Test</text:span><text:span text:style-name="T25"> case </text:span><text:span text:style-name="T31">4 : </text:span><text:span text:style-name="T54">lower warning threshold</text:span><text:bookmark-end text:name="__RefHeading__1898_43253199"/></text:h>
      <text:p text:style-name="P28"><text:span text:style-name="T25">This </text:span><text:span text:style-name="T54">test</text:span><text:span text:style-name="T25"> case </text:span><text:span text:style-name="T26">checks the receiving of <text:s/></text:span><text:span text:style-name="T54">lower</text:span><text:span text:style-name="T27"> </text:span><text:span text:style-name="T28">WARNING</text:span><text:span text:style-name="T26"> event type.</text:span></text:p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54">Steps</text:p>
          </table:table-cell>
          <table:table-cell table:style-name="Tableau19.B1" office:value-type="string">
            <text:p text:style-name="P54">Expected results</text:p>
          </table:table-cell>
        </table:table-row>
        <table:table-row>
          <table:table-cell table:style-name="Tableau19.A2" office:value-type="string">
            <text:p text:style-name="P100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19.B2" office:value-type="string">
            <text:p text:style-name="P75"/>
          </table:table-cell>
        </table:table-row>
        <table:table-row>
          <table:table-cell table:style-name="Tableau19.A2" office:value-type="string">
            <text:p text:style-name="P186">Looks up the CPU ResourceMonitorFactory</text:p>
          </table:table-cell>
          <table:table-cell table:style-name="Tableau19.B2" office:value-type="string">
            <text:p text:style-name="P75"/>
          </table:table-cell>
        </table:table-row>
        <text:soft-page-break/>
        <table:table-row>
          <table:table-cell table:style-name="Tableau19.A2" office:value-type="string">
            <text:p text:style-name="P186">Creates a CPU ResourceMonitor for context1</text:p>
          </table:table-cell>
          <table:table-cell table:style-name="Tableau19.B2" office:value-type="string">
            <text:p text:style-name="P186"/>
          </table:table-cell>
        </table:table-row>
        <table:table-row>
          <table:table-cell table:style-name="Tableau19.A2" office:value-type="string">
            <text:p text:style-name="P100"><text:span text:style-name="T26">Registers a ResourceListener with a </text:span><text:span text:style-name="T54">lower</text:span><text:span text:style-name="T26"> </text:span><text:span text:style-name="T28">WARNING</text:span><text:span text:style-name="T26"> threshold.</text:span></text:p>
          </table:table-cell>
          <table:table-cell table:style-name="Tableau19.B2" office:value-type="string">
            <text:p text:style-name="P208"/>
          </table:table-cell>
        </table:table-row>
        <table:table-row>
          <table:table-cell table:style-name="Tableau19.A2" office:value-type="string">
            <text:p text:style-name="P100"><text:span text:style-name="T26">Waits for incoming event</text:span><text:span text:style-name="T29">s</text:span></text:p>
          </table:table-cell>
          <table:table-cell table:style-name="Tableau19.B2" office:value-type="string">
            <text:p text:style-name="P75"><text:span text:style-name="T26">Checks each received event is compatible with the threshold</text:span><text:span text:style-name="T30">s</text:span><text:span text:style-name="T26"> set by the ResourceListener.</text:span></text:p>
          </table:table-cell>
        </table:table-row>
      </table:table>
      <text:p text:style-name="P115"/>
      <text:h text:style-name="P145" text:outline-level="2"><text:bookmark-start text:name="__RefHeading__2006_43253199"/><text:span text:style-name="T54">Test</text:span><text:span text:style-name="T25"> case </text:span><text:span text:style-name="T54">5</text:span><text:span text:style-name="T31"> : </text:span><text:span text:style-name="T54">lower error threshold</text:span><text:bookmark-end text:name="__RefHeading__2006_43253199"/></text:h>
      <text:p text:style-name="P228"><text:span text:style-name="T25">This </text:span><text:span text:style-name="T54">test</text:span><text:span text:style-name="T25"> case </text:span><text:span text:style-name="T26">checks the receiving of <text:s/></text:span><text:span text:style-name="T54">lower</text:span><text:span text:style-name="T27"> </text:span><text:span text:style-name="T54">ERROR</text:span><text:span text:style-name="T26"> event type.</text:span>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211">Steps</text:p>
          </table:table-cell>
          <table:table-cell table:style-name="Tableau20.B1" office:value-type="string">
            <text:p text:style-name="P211">Expected results</text:p>
          </table:table-cell>
        </table:table-row>
        <table:table-row>
          <table:table-cell table:style-name="Tableau20.A2" office:value-type="string">
            <text:p text:style-name="P218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20.B2" office:value-type="string">
            <text:p text:style-name="P194"/>
          </table:table-cell>
        </table:table-row>
        <table:table-row>
          <table:table-cell table:style-name="Tableau20.A2" office:value-type="string">
            <text:p text:style-name="P187">Looks up the CPU ResourceMonitorFactory</text:p>
          </table:table-cell>
          <table:table-cell table:style-name="Tableau20.B2" office:value-type="string">
            <text:p text:style-name="P194"/>
          </table:table-cell>
        </table:table-row>
        <table:table-row>
          <table:table-cell table:style-name="Tableau20.A2" office:value-type="string">
            <text:p text:style-name="P187">Creates a CPU ResourceMonitor for context1</text:p>
          </table:table-cell>
          <table:table-cell table:style-name="Tableau20.B2" office:value-type="string">
            <text:p text:style-name="P187"/>
          </table:table-cell>
        </table:table-row>
        <table:table-row>
          <table:table-cell table:style-name="Tableau20.A2" office:value-type="string">
            <text:p text:style-name="P218"><text:span text:style-name="T26">Registers a ResourceListener with a </text:span><text:span text:style-name="T54">lower</text:span><text:span text:style-name="T26"> </text:span><text:span text:style-name="T54">ERROR</text:span><text:span text:style-name="T26"> threshold.</text:span></text:p>
          </table:table-cell>
          <table:table-cell table:style-name="Tableau20.B2" office:value-type="string">
            <text:p text:style-name="P209"/>
          </table:table-cell>
        </table:table-row>
        <table:table-row>
          <table:table-cell table:style-name="Tableau20.A2" office:value-type="string">
            <text:p text:style-name="P218"><text:span text:style-name="T26">Waits for incoming event</text:span><text:span text:style-name="T29">s</text:span></text:p>
          </table:table-cell>
          <table:table-cell table:style-name="Tableau20.B2" office:value-type="string">
            <text:p text:style-name="P194"><text:span text:style-name="T26">Checks each received event is compatible with the threshold</text:span><text:span text:style-name="T30">s</text:span><text:span text:style-name="T26"> set by the ResourceListener.</text:span></text:p>
          </table:table-cell>
        </table:table-row>
      </table:table>
      <text:p text:style-name="P116"/>
      <text:p text:style-name="P116"/>
      <text:h text:style-name="P145" text:outline-level="2"><text:bookmark-start text:name="__RefHeading__2008_43253199"/><text:span text:style-name="T54">Test</text:span><text:span text:style-name="T25"> case </text:span><text:span text:style-name="T54">6</text:span><text:span text:style-name="T31"> : </text:span><text:span text:style-name="T54">lower error and lower warning threshold</text:span><text:bookmark-end text:name="__RefHeading__2008_43253199"/></text:h>
      <text:p text:style-name="P228"><text:span text:style-name="T25">This </text:span><text:span text:style-name="T54">test</text:span><text:span text:style-name="T25"> case </text:span><text:span text:style-name="T26">checks the receiving of <text:s/></text:span><text:span text:style-name="T54">lower</text:span><text:span text:style-name="T27"> </text:span><text:span text:style-name="T54">ERROR</text:span><text:span text:style-name="T26"> </text:span><text:span text:style-name="T54">and lower WARNING </text:span><text:span text:style-name="T26">event type.</text:span></text:p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211">Steps</text:p>
          </table:table-cell>
          <table:table-cell table:style-name="Tableau21.B1" office:value-type="string">
            <text:p text:style-name="P211">Expected results</text:p>
          </table:table-cell>
        </table:table-row>
        <table:table-row>
          <table:table-cell table:style-name="Tableau21.A2" office:value-type="string">
            <text:p text:style-name="P218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21.B2" office:value-type="string">
            <text:p text:style-name="P194"/>
          </table:table-cell>
        </table:table-row>
        <table:table-row>
          <table:table-cell table:style-name="Tableau21.A2" office:value-type="string">
            <text:p text:style-name="P187">Looks up the CPU ResourceMonitorFactory</text:p>
          </table:table-cell>
          <table:table-cell table:style-name="Tableau21.B2" office:value-type="string">
            <text:p text:style-name="P194"/>
          </table:table-cell>
        </table:table-row>
        <table:table-row>
          <table:table-cell table:style-name="Tableau21.A2" office:value-type="string">
            <text:p text:style-name="P187">Creates a CPU ResourceMonitor for context1</text:p>
          </table:table-cell>
          <table:table-cell table:style-name="Tableau21.B2" office:value-type="string">
            <text:p text:style-name="P187"/>
          </table:table-cell>
        </table:table-row>
        <table:table-row>
          <table:table-cell table:style-name="Tableau21.A2" office:value-type="string">
            <text:p text:style-name="P218"><text:span text:style-name="T26">Registers a ResourceListener with a </text:span><text:span text:style-name="T54">lower</text:span><text:span text:style-name="T26"> </text:span><text:span text:style-name="T54">ERROR</text:span><text:span text:style-name="T26"> </text:span><text:span text:style-name="T54">and a lower WARNING </text:span><text:span text:style-name="T26">threshold.</text:span></text:p>
          </table:table-cell>
          <table:table-cell table:style-name="Tableau21.B2" office:value-type="string">
            <text:p text:style-name="P209"/>
          </table:table-cell>
        </table:table-row>
        <table:table-row>
          <table:table-cell table:style-name="Tableau21.A2" office:value-type="string">
            <text:p text:style-name="P218"><text:span text:style-name="T26">Waits for incoming event</text:span><text:span text:style-name="T29">s</text:span></text:p>
          </table:table-cell>
          <table:table-cell table:style-name="Tableau21.B2" office:value-type="string">
            <text:p text:style-name="P194"><text:span text:style-name="T26">Checks each received event is compatible with the threshold</text:span><text:span text:style-name="T30">s</text:span><text:span text:style-name="T26"> set by the ResourceListener.</text:span></text:p>
          </table:table-cell>
        </table:table-row>
      </table:table>
      <text:p text:style-name="P116"/>
      <text:h text:style-name="Heading_20_1" text:outline-level="1"><text:bookmark-start text:name="__RefHeading__2128_43253199"/><text:span text:style-name="T55">Resource Context events</text:span><text:bookmark-end text:name="__RefHeading__2128_43253199"/></text:h>
      <text:h text:style-name="Heading_20_2" text:outline-level="2"><text:bookmark-start text:name="__RefHeading__2130_43253199"/><text:span text:style-name="T55">Test case 1 : ResourceContextListener filtering RESOURCE_CONTEXT_CREATED event</text:span><text:bookmark-end text:name="__RefHeading__2130_43253199"/></text:h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212">Steps</text:p>
          </table:table-cell>
          <table:table-cell table:style-name="Tableau22.B1" office:value-type="string">
            <text:p text:style-name="P212">Expected results</text:p>
          </table:table-cell>
        </table:table-row>
        <table:table-row>
          <table:table-cell table:style-name="Tableau22.A2" office:value-type="string">
            <text:p text:style-name="P220"><text:span text:style-name="T56">Registers a ResourceContextListener with the property resource.type set to RESOURCE_CONTEXT_CREATED</text:span></text:p>
          </table:table-cell>
          <table:table-cell table:style-name="Tableau22.B2" office:value-type="string">
            <text:p text:style-name="P195"/>
          </table:table-cell>
        </table:table-row>
        <table:table-row>
          <table:table-cell table:style-name="Tableau22.A2" office:value-type="string">
            <text:p text:style-name="P219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22.B2" office:value-type="string">
            <text:p text:style-name="P195"><text:span text:style-name="T56">Checks a ResourcecontextEvent of type RESOURCE_CONTEXT_CREATED has been </text:span><text:soft-page-break/><text:span text:style-name="T56">received by the registered listener</text:span></text:p>
          </table:table-cell>
        </table:table-row>
        <table:table-row>
          <table:table-cell table:style-name="Tableau22.A2" office:value-type="string">
            <text:p text:style-name="P221"><text:span text:style-name="T57">Adds bundle 1 to context1</text:span></text:p>
          </table:table-cell>
          <table:table-cell table:style-name="Tableau22.B2" office:value-type="string">
            <text:p text:style-name="P196"><text:span text:style-name="T57">Checks that no ResourceContextEvent has been received.</text:span></text:p>
          </table:table-cell>
        </table:table-row>
        <table:table-row>
          <table:table-cell table:style-name="Tableau22.A2" office:value-type="string">
            <text:p text:style-name="P188">Removes bundle 1 from context1</text:p>
          </table:table-cell>
          <table:table-cell table:style-name="Tableau22.B2" office:value-type="string">
            <text:p text:style-name="P196"><text:span text:style-name="T57">Checks that no ResourceContextEvent has been received.</text:span></text:p>
          </table:table-cell>
        </table:table-row>
        <table:table-row>
          <table:table-cell table:style-name="Tableau22.A2" office:value-type="string">
            <text:p text:style-name="P188">Deletes context1.</text:p>
          </table:table-cell>
          <table:table-cell table:style-name="Tableau22.B2" office:value-type="string">
            <text:p text:style-name="P196"><text:span text:style-name="T57">Checks that no ResourceContextEvent has been received.</text:span></text:p>
          </table:table-cell>
        </table:table-row>
      </table:table>
      <text:p text:style-name="P119"/>
      <text:h text:style-name="P146" text:outline-level="2"><text:bookmark-start text:name="__RefHeading__2132_43253199"/><text:span text:style-name="T55">Test case 2: ResourceContextListener filtering RESOURCE_CONTEXT_</text:span><text:span text:style-name="T57">DELETED ev</text:span><text:span text:style-name="T55">ent</text:span><text:bookmark-end text:name="__RefHeading__2132_43253199"/></text:h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213">Steps</text:p>
          </table:table-cell>
          <table:table-cell table:style-name="Tableau23.B1" office:value-type="string">
            <text:p text:style-name="P213">Expected results</text:p>
          </table:table-cell>
        </table:table-row>
        <table:table-row>
          <table:table-cell table:style-name="Tableau23.A2" office:value-type="string">
            <text:p text:style-name="P221"><text:span text:style-name="T56">Registers a ResourceContextListener with the property resource.type set to RESOURCE_CONTEXT_</text:span><text:span text:style-name="T57">DELETED</text:span></text:p>
          </table:table-cell>
          <table:table-cell table:style-name="Tableau23.B2" office:value-type="string">
            <text:p text:style-name="P196"/>
          </table:table-cell>
        </table:table-row>
        <table:table-row>
          <table:table-cell table:style-name="Tableau23.A2" office:value-type="string">
            <text:p text:style-name="P221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23.B2" office:value-type="string">
            <text:p text:style-name="P196"><text:span text:style-name="T57">Checks that no ResourceContextEvent has been received.</text:span></text:p>
          </table:table-cell>
        </table:table-row>
        <table:table-row>
          <table:table-cell table:style-name="Tableau23.A2" office:value-type="string">
            <text:p text:style-name="P221"><text:span text:style-name="T57">Adds bundle 1 to context1</text:span></text:p>
          </table:table-cell>
          <table:table-cell table:style-name="Tableau23.B2" office:value-type="string">
            <text:p text:style-name="P196"><text:span text:style-name="T57">Checks that no ResourceContextEvent has been received.</text:span></text:p>
          </table:table-cell>
        </table:table-row>
        <table:table-row>
          <table:table-cell table:style-name="Tableau23.A2" office:value-type="string">
            <text:p text:style-name="P189">Removes bundle 1 from context1</text:p>
          </table:table-cell>
          <table:table-cell table:style-name="Tableau23.B2" office:value-type="string">
            <text:p text:style-name="P196"><text:span text:style-name="T57">Checks that no ResourceContextEvent has been received.</text:span></text:p>
          </table:table-cell>
        </table:table-row>
        <table:table-row>
          <table:table-cell table:style-name="Tableau23.A2" office:value-type="string">
            <text:p text:style-name="P189">Deletes context1.</text:p>
          </table:table-cell>
          <table:table-cell table:style-name="Tableau23.B2" office:value-type="string">
            <text:p text:style-name="P196"><text:span text:style-name="T56">Checks a ResourcecontextEvent of type RESOURCE_CONTEXT_</text:span><text:span text:style-name="T57">DELETED</text:span><text:span text:style-name="T56"> has been received by the registered listener</text:span></text:p>
          </table:table-cell>
        </table:table-row>
      </table:table>
      <text:p text:style-name="P120"/>
      <text:h text:style-name="P147" text:outline-level="2"><text:bookmark-start text:name="__RefHeading__2134_43253199"/><text:span text:style-name="T55">Test case </text:span><text:span text:style-name="T58">3</text:span><text:span text:style-name="T55">: ResourceContextListener filtering </text:span><text:span text:style-name="T58">BUNDLE_ADDED</text:span><text:span text:style-name="T57"> ev</text:span><text:span text:style-name="T55">ent</text:span><text:bookmark-end text:name="__RefHeading__2134_43253199"/></text:h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214">Steps</text:p>
          </table:table-cell>
          <table:table-cell table:style-name="Tableau24.B1" office:value-type="string">
            <text:p text:style-name="P214">Expected results</text:p>
          </table:table-cell>
        </table:table-row>
        <table:table-row>
          <table:table-cell table:style-name="Tableau24.A2" office:value-type="string">
            <text:p text:style-name="P222"><text:span text:style-name="T56">Registers a ResourceContextListener with the property resource.type set to </text:span><text:span text:style-name="T58">BUNDLE_ADDED</text:span></text:p>
          </table:table-cell>
          <table:table-cell table:style-name="Tableau24.B2" office:value-type="string">
            <text:p text:style-name="P197"/>
          </table:table-cell>
        </table:table-row>
        <table:table-row>
          <table:table-cell table:style-name="Tableau24.A2" office:value-type="string">
            <text:p text:style-name="P222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24.B2" office:value-type="string">
            <text:p text:style-name="P197"><text:span text:style-name="T57">Checks that no ResourceContextEvent has been received.</text:span></text:p>
          </table:table-cell>
        </table:table-row>
        <table:table-row>
          <table:table-cell table:style-name="Tableau24.A2" office:value-type="string">
            <text:p text:style-name="P222"><text:span text:style-name="T57">Adds bundle 1 to context1</text:span></text:p>
          </table:table-cell>
          <table:table-cell table:style-name="Tableau24.B2" office:value-type="string">
            <text:p text:style-name="P197"><text:span text:style-name="T56">Checks a ResourcecontextEvent of type </text:span><text:span text:style-name="T58">BUNDLE_ADDED</text:span><text:span text:style-name="T56"> has been received by the registered listener</text:span></text:p>
          </table:table-cell>
        </table:table-row>
        <table:table-row>
          <table:table-cell table:style-name="Tableau24.A2" office:value-type="string">
            <text:p text:style-name="P190">Removes bundle 1 from context1</text:p>
          </table:table-cell>
          <table:table-cell table:style-name="Tableau24.B2" office:value-type="string">
            <text:p text:style-name="P197"><text:span text:style-name="T57">Checks that no ResourceContextEvent has been received.</text:span></text:p>
          </table:table-cell>
        </table:table-row>
        <table:table-row>
          <table:table-cell table:style-name="Tableau24.A2" office:value-type="string">
            <text:p text:style-name="P190">Deletes context1.</text:p>
          </table:table-cell>
          <table:table-cell table:style-name="Tableau24.B2" office:value-type="string">
            <text:p text:style-name="P197"><text:span text:style-name="T57">Checks that no ResourceContextEvent has been received.</text:span></text:p>
          </table:table-cell>
        </table:table-row>
      </table:table>
      <text:p text:style-name="P121"/>
      <text:h text:style-name="P148" text:outline-level="2"><text:bookmark-start text:name="__RefHeading__2136_43253199"/><text:soft-page-break/><text:span text:style-name="T55">Test case </text:span><text:span text:style-name="T59">4</text:span><text:span text:style-name="T55">: ResourceContextListener filtering </text:span><text:span text:style-name="T58">BUNDLE_</text:span><text:span text:style-name="T59">REMOVED</text:span><text:span text:style-name="T58"> </text:span><text:span text:style-name="T57">ev</text:span><text:span text:style-name="T55">ent</text:span><text:bookmark-end text:name="__RefHeading__2136_43253199"/></text:h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215">Steps</text:p>
          </table:table-cell>
          <table:table-cell table:style-name="Tableau25.B1" office:value-type="string">
            <text:p text:style-name="P215">Expected results</text:p>
          </table:table-cell>
        </table:table-row>
        <table:table-row>
          <table:table-cell table:style-name="Tableau25.A2" office:value-type="string">
            <text:p text:style-name="P223"><text:span text:style-name="T56">Registers a ResourceContextListener with the property resource.type set to </text:span><text:span text:style-name="T58">BUNDLE_</text:span><text:span text:style-name="T59">REMOVED</text:span></text:p>
          </table:table-cell>
          <table:table-cell table:style-name="Tableau25.B2" office:value-type="string">
            <text:p text:style-name="P198"/>
          </table:table-cell>
        </table:table-row>
        <table:table-row>
          <table:table-cell table:style-name="Tableau25.A2" office:value-type="string">
            <text:p text:style-name="P223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25.B2" office:value-type="string">
            <text:p text:style-name="P198"><text:span text:style-name="T57">Checks that no ResourceContextEvent has been received.</text:span></text:p>
          </table:table-cell>
        </table:table-row>
        <table:table-row>
          <table:table-cell table:style-name="Tableau25.A2" office:value-type="string">
            <text:p text:style-name="P223"><text:span text:style-name="T57">Adds bundle 1 to context1</text:span></text:p>
          </table:table-cell>
          <table:table-cell table:style-name="Tableau25.B2" office:value-type="string">
            <text:p text:style-name="P198"><text:span text:style-name="T57">Checks that no ResourceContextEvent has been received.</text:span></text:p>
          </table:table-cell>
        </table:table-row>
        <table:table-row>
          <table:table-cell table:style-name="Tableau25.A2" office:value-type="string">
            <text:p text:style-name="P191">Removes bundle 1 from context1</text:p>
          </table:table-cell>
          <table:table-cell table:style-name="Tableau25.B2" office:value-type="string">
            <text:p text:style-name="P198"><text:span text:style-name="T56">Checks a ResourcecontextEvent of type </text:span><text:span text:style-name="T58">BUNDLE_</text:span><text:span text:style-name="T59">REMOVED</text:span><text:span text:style-name="T56"> has been received by the registered listener</text:span></text:p>
          </table:table-cell>
        </table:table-row>
        <table:table-row>
          <table:table-cell table:style-name="Tableau25.A2" office:value-type="string">
            <text:p text:style-name="P191">Deletes context1.</text:p>
          </table:table-cell>
          <table:table-cell table:style-name="Tableau25.B2" office:value-type="string">
            <text:p text:style-name="P198"><text:span text:style-name="T57">Checks that no ResourceContextEvent has been received.</text:span></text:p>
          </table:table-cell>
        </table:table-row>
      </table:table>
      <text:p text:style-name="P122"/>
      <text:h text:style-name="Heading_20_2" text:outline-level="2"><text:bookmark-start text:name="__RefHeading__2138_43253199"/><text:span text:style-name="T60">Test case 5 : ResourceContextListener filtering events of a specific ResourceContext </text:span><text:bookmark-end text:name="__RefHeading__2138_43253199"/></text:h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216">Steps</text:p>
          </table:table-cell>
          <table:table-cell table:style-name="Tableau26.B1" office:value-type="string">
            <text:p text:style-name="P216">Expected results</text:p>
          </table:table-cell>
        </table:table-row>
        <table:table-row>
          <table:table-cell table:style-name="Tableau26.A2" office:value-type="string">
            <text:p text:style-name="P224"><text:span text:style-name="T56">Registers a ResourceContextListener with the property resource.</text:span><text:span text:style-name="T60">context</text:span><text:span text:style-name="T56"> set to </text:span><text:span text:style-name="T60">« context1 »</text:span></text:p>
          </table:table-cell>
          <table:table-cell table:style-name="Tableau26.B2" office:value-type="string">
            <text:p text:style-name="P199"/>
          </table:table-cell>
        </table:table-row>
        <table:table-row>
          <table:table-cell table:style-name="Tableau26.A2" office:value-type="string">
            <text:p text:style-name="P224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26.B2" office:value-type="string">
            <text:p text:style-name="P199"><text:span text:style-name="T57">Checks </text:span><text:span text:style-name="T60">the listener receives a RESOURCE_CONTEXT_CREATED event</text:span></text:p>
          </table:table-cell>
        </table:table-row>
        <table:table-row>
          <table:table-cell table:style-name="Tableau26.A2" office:value-type="string">
            <text:p text:style-name="P224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</text:span><text:span text:style-name="T60">2</text:span><text:span text:style-name="T12"> » </text:span></text:p>
          </table:table-cell>
          <table:table-cell table:style-name="Tableau26.B2" office:value-type="string">
            <text:p text:style-name="P199"><text:span text:style-name="T57">Checks that no ResourceContextEvent has been received.</text:span></text:p>
          </table:table-cell>
        </table:table-row>
        <table:table-row>
          <table:table-cell table:style-name="Tableau26.A2" office:value-type="string">
            <text:p text:style-name="P224"><text:span text:style-name="T57">Adds bundle 1 to context1</text:span></text:p>
          </table:table-cell>
          <table:table-cell table:style-name="Tableau26.B2" office:value-type="string">
            <text:p text:style-name="P199"><text:span text:style-name="T57">Checks </text:span><text:span text:style-name="T60">the listener receives a BUNDLE_ADDED event</text:span></text:p>
          </table:table-cell>
        </table:table-row>
        <table:table-row>
          <table:table-cell table:style-name="Tableau26.A2" office:value-type="string">
            <text:p text:style-name="P224"><text:span text:style-name="T57">Adds bundle </text:span><text:span text:style-name="T60">2</text:span><text:span text:style-name="T57"> to context</text:span><text:span text:style-name="T60">2</text:span></text:p>
          </table:table-cell>
          <table:table-cell table:style-name="Tableau26.B2" office:value-type="string">
            <text:p text:style-name="P199"><text:span text:style-name="T57">Checks that no ResourceContextEvent has been received.</text:span></text:p>
          </table:table-cell>
        </table:table-row>
        <table:table-row>
          <table:table-cell table:style-name="Tableau26.A2" office:value-type="string">
            <text:p text:style-name="P192">Removes bundle 1 from context1</text:p>
          </table:table-cell>
          <table:table-cell table:style-name="Tableau26.B2" office:value-type="string">
            <text:p text:style-name="P200"><text:span text:style-name="T57">Checks </text:span><text:span text:style-name="T60">the listener receives a BUNDLE_</text:span><text:span text:style-name="T61">REMOVED</text:span><text:span text:style-name="T60"> event</text:span></text:p>
          </table:table-cell>
        </table:table-row>
        <table:table-row>
          <table:table-cell table:style-name="Tableau26.A2" office:value-type="string">
            <text:p text:style-name="P192">Removes bundle <text:span text:style-name="T61">2</text:span> from context<text:span text:style-name="T61">2</text:span></text:p>
          </table:table-cell>
          <table:table-cell table:style-name="Tableau26.B2" office:value-type="string">
            <text:p text:style-name="P200"><text:span text:style-name="T57">Checks that no ResourceContextEvent has been received.</text:span></text:p>
          </table:table-cell>
        </table:table-row>
        <table:table-row>
          <table:table-cell table:style-name="Tableau26.A2" office:value-type="string">
            <text:p text:style-name="P192">Deletes context1.</text:p>
          </table:table-cell>
          <table:table-cell table:style-name="Tableau26.B2" office:value-type="string">
            <text:p text:style-name="P200"><text:span text:style-name="T61">Checks the listener receives a RESOURCE_CONTEXT_DELETED event.</text:span></text:p>
          </table:table-cell>
        </table:table-row>
        <table:table-row>
          <table:table-cell table:style-name="Tableau26.A2" office:value-type="string">
            <text:p text:style-name="P192">Deletes context<text:span text:style-name="T61">2</text:span>.</text:p>
          </table:table-cell>
          <table:table-cell table:style-name="Tableau26.B2" office:value-type="string">
            <text:p text:style-name="P199"><text:span text:style-name="T57">Checks that no ResourceContextEvent has been received.</text:span></text:p>
          </table:table-cell>
        </table:table-row>
      </table:table>
      <text:p text:style-name="P123"/>
      <text:h text:style-name="Heading_20_2" text:outline-level="2"><text:bookmark-start text:name="__RefHeading__2140_43253199"/><text:span text:style-name="T62">Test case 6 : unregistering a ResourceContextListener</text:span><text:bookmark-end text:name="__RefHeading__2140_43253199"/></text:h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217">Steps</text:p>
          </table:table-cell>
          <table:table-cell table:style-name="Tableau27.B1" office:value-type="string">
            <text:p text:style-name="P217">Expected results</text:p>
          </table:table-cell>
        </table:table-row>
        <table:table-row>
          <table:table-cell table:style-name="Tableau27.A2" office:value-type="string">
            <text:p text:style-name="P225"><text:span text:style-name="T56">Registers a ResourceContextListener</text:span></text:p>
          </table:table-cell>
          <table:table-cell table:style-name="Tableau27.B2" office:value-type="string">
            <text:p text:style-name="P201"/>
          </table:table-cell>
        </table:table-row>
        <text:soft-page-break/>
        <table:table-row>
          <table:table-cell table:style-name="Tableau27.A2" office:value-type="string">
            <text:p text:style-name="P225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27.B2" office:value-type="string">
            <text:p text:style-name="P201"><text:span text:style-name="T57">Checks </text:span><text:span text:style-name="T60">the listener receives a RESOURCE_CONTEXT_CREATED event</text:span></text:p>
          </table:table-cell>
        </table:table-row>
        <table:table-row>
          <table:table-cell table:style-name="Tableau27.A2" office:value-type="string">
            <text:p text:style-name="P225"><text:span text:style-name="T57">Adds bundle 1 to context1</text:span></text:p>
          </table:table-cell>
          <table:table-cell table:style-name="Tableau27.B2" office:value-type="string">
            <text:p text:style-name="P201"><text:span text:style-name="T57">Checks </text:span><text:span text:style-name="T60">the listener receives a BUNDLE_ADDED event</text:span></text:p>
          </table:table-cell>
        </table:table-row>
        <table:table-row>
          <table:table-cell table:style-name="Tableau27.A2" office:value-type="string">
            <text:p text:style-name="P225"><text:span text:style-name="T62">Unregisters the ResourceContextListener</text:span></text:p>
          </table:table-cell>
          <table:table-cell table:style-name="Tableau27.B2" office:value-type="string">
            <text:p text:style-name="P201"><text:span text:style-name="T57"/></text:p>
          </table:table-cell>
        </table:table-row>
        <table:table-row>
          <table:table-cell table:style-name="Tableau27.A2" office:value-type="string">
            <text:p text:style-name="P193">Removes bundle 1 from context1</text:p>
          </table:table-cell>
          <table:table-cell table:style-name="Tableau27.B2" office:value-type="string">
            <text:p text:style-name="P201"><text:span text:style-name="T57">Checks that no ResourceContextEvent has been received.</text:span></text:p>
          </table:table-cell>
        </table:table-row>
        <table:table-row>
          <table:table-cell table:style-name="Tableau27.A2" office:value-type="string">
            <text:p text:style-name="P193">Deletes context1.</text:p>
          </table:table-cell>
          <table:table-cell table:style-name="Tableau27.B2" office:value-type="string">
            <text:p text:style-name="P201"><text:span text:style-name="T57">Checks that no ResourceContextEvent has been received.</text:span></text:p>
          </table:table-cell>
        </table:table-row>
      </table:table>
      <text:p text:style-name="P1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BONNARDEL</meta:initial-creator>
    <meta:creation-date>2013-11-04T16:19:58.17</meta:creation-date>
    <dc:date>2013-11-06T15:44:07.96</dc:date>
    <dc:creator>Gregory BONNARDEL</dc:creator>
    <meta:editing-duration>PT9H48M20S</meta:editing-duration>
    <meta:editing-cycles>91</meta:editing-cycles>
    <meta:generator>LibreOffice/3.6$Windows_x86 LibreOffice_project/f969faf-c24b504-8c77064-174276e-40b382</meta:generator>
    <meta:document-statistic meta:table-count="29" meta:image-count="0" meta:object-count="0" meta:page-count="14" meta:paragraph-count="411" meta:word-count="2972" meta:character-count="20254" meta:non-whitespace-character-count="17696"/>
  </office:meta>
</office:document-meta>
</file>